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Horizontal_20_Line">
      <style:text-properties fo:language="en" fo:country="US"/>
    </style:style>
    <style:style style:name="P5" style:family="paragraph" style:parent-style-name="Heading_20_2">
      <style:paragraph-properties fo:margin-top="0cm" fo:margin-bottom="0.247cm" style:contextual-spacing="false" fo:line-height="115%"/>
    </style:style>
    <style:style style:name="P6" style:family="paragraph" style:parent-style-name="Text_20_body">
      <style:text-properties fo:language="en" fo:country="US"/>
    </style:style>
    <style:style style:name="P7" style:family="paragraph" style:parent-style-name="Text_20_body" style:list-style-name="L1">
      <style:text-properties fo:language="en" fo:country="US" officeooo:paragraph-rsid="00334828"/>
    </style:style>
    <style:style style:name="P8" style:family="paragraph" style:parent-style-name="Horizontal_20_Line">
      <style:paragraph-properties fo:margin-top="0cm" fo:margin-bottom="0.247cm" style:contextual-spacing="false" fo:line-height="115%"/>
      <style:text-properties fo:language="en" fo:country="US"/>
    </style:style>
    <style:style style:name="P9" style:family="paragraph" style:parent-style-name="Text_20_body" style:list-style-name="L2">
      <style:text-properties officeooo:paragraph-rsid="00334828"/>
    </style:style>
    <style:style style:name="P10" style:family="paragraph" style:parent-style-name="Text_20_body" style:list-style-name="L2">
      <style:text-properties fo:language="en" fo:country="US" officeooo:paragraph-rsid="00334828"/>
    </style:style>
    <style:style style:name="P11" style:family="paragraph" style:parent-style-name="Text_20_body">
      <style:text-properties fo:language="en" fo:country="US" officeooo:paragraph-rsid="002aa22a"/>
    </style:style>
    <style:style style:name="P12" style:family="paragraph" style:parent-style-name="Text_20_body" style:list-style-name="L3">
      <style:text-properties officeooo:paragraph-rsid="002aa22a"/>
    </style:style>
    <style:style style:name="P13" style:family="paragraph" style:parent-style-name="Text_20_body">
      <style:text-properties officeooo:paragraph-rsid="001e35bc"/>
    </style:style>
    <style:style style:name="P14" style:family="paragraph" style:parent-style-name="Text_20_body" style:list-style-name="L4">
      <style:text-properties officeooo:paragraph-rsid="001e35bc"/>
    </style:style>
    <style:style style:name="P15" style:family="paragraph" style:parent-style-name="Text_20_body" style:list-style-name="L5">
      <style:text-properties officeooo:paragraph-rsid="0025df76"/>
    </style:style>
    <style:style style:name="P16" style:family="paragraph" style:parent-style-name="Text_20_body" style:list-style-name="L5">
      <style:text-properties officeooo:paragraph-rsid="002aa22a"/>
    </style:style>
    <style:style style:name="P17" style:family="paragraph" style:parent-style-name="Text_20_body">
      <style:text-properties officeooo:paragraph-rsid="002aa22a"/>
    </style:style>
    <style:style style:name="P18" style:family="paragraph" style:parent-style-name="Text_20_body" style:list-style-name="L6">
      <style:text-properties officeooo:paragraph-rsid="002aa22a"/>
    </style:style>
    <style:style style:name="P19" style:family="paragraph" style:parent-style-name="Text_20_body" style:list-style-name="L7">
      <style:text-properties officeooo:paragraph-rsid="002bff40"/>
    </style:style>
    <style:style style:name="P20" style:family="paragraph" style:parent-style-name="Horizontal_20_Line">
      <style:paragraph-properties fo:margin-top="0cm" fo:margin-bottom="0.247cm" style:contextual-spacing="false" fo:line-height="115%"/>
      <style:text-properties fo:language="en" fo:country="US" officeooo:paragraph-rsid="00214b0e"/>
    </style:style>
    <style:style style:name="P21" style:family="paragraph" style:parent-style-name="Text_20_body">
      <style:text-properties fo:language="en" fo:country="US" officeooo:paragraph-rsid="00265c9b"/>
    </style:style>
    <style:style style:name="P22" style:family="paragraph" style:parent-style-name="Text_20_body" style:list-style-name="L8">
      <style:text-properties officeooo:paragraph-rsid="00265c9b"/>
    </style:style>
    <style:style style:name="P23" style:family="paragraph" style:parent-style-name="Horizontal_20_Line">
      <style:paragraph-properties fo:margin-top="0cm" fo:margin-bottom="0.247cm" style:contextual-spacing="false" fo:line-height="115%"/>
      <style:text-properties fo:language="en" fo:country="US" officeooo:paragraph-rsid="00265c9b"/>
    </style:style>
    <style:style style:name="P24" style:family="paragraph" style:parent-style-name="Text_20_body" style:list-style-name="L9">
      <style:text-properties officeooo:paragraph-rsid="00269b3d"/>
    </style:style>
    <style:style style:name="P25" style:family="paragraph" style:parent-style-name="Text_20_body" style:list-style-name="L9">
      <style:text-properties officeooo:paragraph-rsid="002e44d7"/>
    </style:style>
    <style:style style:name="P26" style:family="paragraph" style:parent-style-name="Text_20_body">
      <style:text-properties officeooo:paragraph-rsid="002e44d7"/>
    </style:style>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text-properties fo:language="en" fo:country="US" officeooo:paragraph-rsid="002e44d7"/>
    </style:style>
    <style:style style:name="P30" style:family="paragraph" style:parent-style-name="Text_20_body" style:list-style-name="L11">
      <style:text-properties officeooo:paragraph-rsid="002bff40"/>
    </style:style>
    <style:style style:name="P31" style:family="paragraph" style:parent-style-name="Text_20_body" style:list-style-name="L11">
      <style:text-properties fo:language="en" fo:country="US" officeooo:paragraph-rsid="002bff40"/>
    </style:style>
    <style:style style:name="P32" style:family="paragraph" style:parent-style-name="Text_20_body">
      <style:text-properties officeooo:paragraph-rsid="002bff40"/>
    </style:style>
    <style:style style:name="P33" style:family="paragraph" style:parent-style-name="Text_20_body" style:list-style-name="L12">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4">
      <style:text-properties officeooo:paragraph-rsid="00312816"/>
    </style:style>
    <style:style style:name="P38" style:family="paragraph" style:parent-style-name="Text_20_body" style:list-style-name="L15">
      <style:text-properties officeooo:paragraph-rsid="00312816"/>
    </style:style>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6"/>
    <style:style style:name="P41" style:family="paragraph" style:parent-style-name="Text_20_body" style:list-style-name="L17">
      <style:paragraph-properties fo:margin-top="0cm" fo:margin-bottom="0cm" style:contextual-spacing="false"/>
    </style:style>
    <style:style style:name="P42" style:family="paragraph" style:parent-style-name="Text_20_body" style:list-style-name="L17"/>
    <style:style style:name="P43" style:family="paragraph" style:parent-style-name="Text_20_body" style:list-style-name="L18">
      <style:paragraph-properties fo:margin-top="0cm" fo:margin-bottom="0cm" style:contextual-spacing="false"/>
    </style:style>
    <style:style style:name="P44" style:family="paragraph" style:parent-style-name="Text_20_body" style:list-style-name="L18"/>
    <style:style style:name="P45" style:family="paragraph" style:parent-style-name="Heading_20_2">
      <style:paragraph-properties fo:margin-top="0cm" fo:margin-bottom="0.247cm" style:contextual-spacing="false" fo:line-height="115%" fo:break-before="page"/>
    </style:style>
    <style:style style:name="P46" style:family="paragraph" style:parent-style-name="Text_20_body" style:list-style-name="L19">
      <style:text-properties officeooo:paragraph-rsid="00312816"/>
    </style:style>
    <style:style style:name="P47" style:family="paragraph" style:parent-style-name="Text_20_body" style:list-style-name="L20">
      <style:text-properties officeooo:paragraph-rsid="00312816"/>
    </style:style>
    <style:style style:name="P48" style:family="paragraph" style:parent-style-name="Text_20_body" style:list-style-name="L21">
      <style:text-properties officeooo:paragraph-rsid="00312816"/>
    </style:style>
    <style:style style:name="T1" style:family="text">
      <style:text-properties fo:language="en" fo:country="US"/>
    </style:style>
    <style:style style:name="T2" style:family="text">
      <style:text-properties fo:font-weight="bold" officeooo:rsid="001cffae" style:font-weight-asian="bold" style:font-weight-complex="bold"/>
    </style:style>
    <style:style style:name="T3" style:family="text">
      <style:text-properties fo:font-weight="bold" style:font-weight-asian="bold" style:font-weight-complex="bold"/>
    </style:style>
    <style:style style:name="T4" style:family="text">
      <style:text-properties fo:language="en" fo:country="US" officeooo:rsid="00334828"/>
    </style:style>
    <style:style style:name="T5" style:family="text">
      <style:text-properties fo:language="en" fo:country="US" fo:font-weight="normal" officeooo:rsid="00334828"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1cffae" style:font-weight-asian="bold" style:font-weight-complex="bold"/>
    </style:style>
    <style:style style:name="T8" style:family="text">
      <style:text-properties fo:language="en" fo:country="US" officeooo:rsid="001cffae"/>
    </style:style>
    <style:style style:name="T9" style:family="text">
      <style:text-properties fo:language="en" fo:country="US" officeooo:rsid="001e2ab8"/>
    </style:style>
    <style:style style:name="T10" style:family="text">
      <style:text-properties fo:font-weight="bold" officeooo:rsid="001e2ab8"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23e322"/>
    </style:style>
    <style:style style:name="T13" style:family="text">
      <style:text-properties fo:language="en" fo:country="US" officeooo:rsid="00265c9b"/>
    </style:style>
    <style:style style:name="T14" style:family="text">
      <style:text-properties fo:language="en" fo:country="US" fo:font-weight="normal" officeooo:rsid="002bff40" style:font-weight-asian="normal" style:font-weight-complex="normal"/>
    </style:style>
    <style:style style:name="T15" style:family="text">
      <style:text-properties fo:language="en" fo:country="US" officeooo:rsid="002e44d7"/>
    </style:style>
    <style:style style:name="T16" style:family="text">
      <style:text-properties fo:language="en" fo:country="US" officeooo:rsid="0036976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T1">Good morning. I'm Gabriel, and today I'm solving a fundamental problem plaguing mobile development: </text:span><text:span text:style-name="Strong_20_Emphasis"><text:span text:style-name="T1">How much does accessibility actually cost?</text:span></text:span></text:p>
      <text:p text:style-name="Text_20_body"><text:span text:style-name="T1">This research delivers the first comprehensive quantitative framework for measuring mobile accessibility implementation costs. For the first time, project managers can budget accessibility with </text:span><text:span text:style-name="Strong_20_Emphasis"><text:span text:style-name="T1">empirical data</text:span></text:span><text:span text:style-name="T1"> rather than fear-based estimates.</text:span></text:p>
      <text:p text:style-name="Text_20_body"><text:span text:style-name="Strong_20_Emphasis"><text:span text:style-name="T1">Key finding</text:span></text:span><text:span text:style-name="T1">: React Native requires </text:span><text:span text:style-name="Strong_20_Emphasis"><text:span text:style-name="T1">45% less code</text:span></text:span><text:span text:style-name="T1"> than Flutter for equivalent accessibility implementation. This transforms framework selection from subjective preference to evidence-based decision-making.</text:span></text:p>
      <text:p text:style-name="P4"/>
      <text:h text:style-name="P5" text:outline-level="2"><text:span text:style-name="Strong_20_Emphasis"><text:span text:style-name="T1">Slide 2: "First and not least: Mobile accessibility"</text:span></text:span></text:h>
      <text:p text:style-name="P6">Before diving into our research framework, we must establish the <text:span text:style-name="T2">No</text:span> in today's digital landscape. Mobile accessibility is defined as enabling users to fully perceive, understand, navigate, and interact with digital content regardless of capabilities. But the mobile reality creates unprecedented implementation challenges that existing frameworks weren't designed to address.</text:p>
      <text:list text:style-name="L1">
        <text:list-item>
          <text:p text:style-name="P7">Consider the scale: <text:span text:style-name="T3">1.3 billion people worldwide live with disabilities</text:span> according to WHO 2023 data, while we have 6.8 billion smartphone users globally. This intersection creates massive potential impact for accessibility implementation - but mobile interfaces introduce barriers that didn't exist in web contexts.</text:p>
        </text:list-item>
        <text:list-item>
          <text:p text:style-name="P7">Unlike web accessibility, <text:span text:style-name="T3">mobile presents unique technical constraints</text:span>: touch-based interactions lack precision and require larger targets; limited screen real estate creates tension between content density and accessibility; screen reader gestures may conflict with application gestures requiring alternative methods; and iOS VoiceOver versus Android TalkBack behave fundamentally differently.</text:p>
        </text:list-item>
      </text:list>
      <text:p text:style-name="P6">These aren't minor variations - they're architecturally different approaches requiring different implementation strategies. This complexity demands systematic, quantitative approaches rather than intuitive methods. </text:p>
      <text:p text:style-name="P8"/>
      <text:h text:style-name="P5" text:outline-level="2"><text:span text:style-name="Strong_20_Emphasis"><text:span text:style-name="T1">Slide 3: "First and not least: Mobile challenges"</text:span></text:span></text:h>
      <text:p text:style-name="P6">Mobile accessibility presents systematically different challenges from web accessibility, requiring specialized frameworks and measurement approaches. Let me categorize these into two critical domains.</text:p>
      <text:list text:style-name="L2">
        <text:list-item>
          <text:p text:style-name="P9"><text:span text:style-name="Strong_20_Emphasis"><text:span text:style-name="T1">Touch interaction barriers</text:span></text:span><text:span text:style-name="T1"> create immediate implementation complexity. Target sizes lack standardization across platforms and often fall below accessibility guidelines - we need empirical data to balance interface design with usability requirements. Complex gestures </text:span><text:soft-page-break/><text:span text:style-name="T1">exclude users with motor impairments, requiring alternative methods. One-handed operation affects significant portions of users, including those with temporary or permanent constraints.</text:span></text:p>
        </text:list-item>
        <text:list-item>
          <text:p text:style-name="P9"><text:span text:style-name="Strong_20_Emphasis"><text:span text:style-name="T1">Mobile context issues</text:span></text:span><text:span text:style-name="T1"> introduce architectural considerations. Small screens fundamentally affect content hierarchy and information architecture, requiring careful accessibility feature prioritization within limited space. </text:span></text:p>
          <text:list>
            <text:list-item>
              <text:p text:style-name="P10">Orientation changes disrupt navigation patterns and screen reader focus management, demanding robust responsive accessibility. Performance impact becomes critical - accessibility features must function effectively while maintaining battery efficiency.</text:p>
            </text:list-item>
          </text:list>
        </text:list-item>
      </text:list>
      <text:p text:style-name="P6">These challenges demonstrate why mobile accessibility cannot simply adapt web approaches - it requires dedicated frameworks, specific implementation patterns, and crucially, quantitative metrics for measuring implementation effectiveness across platforms.</text:p>
      <text:p text:style-name="P4"/>
      <text:h text:style-name="P5" text:outline-level="2"><text:span text:style-name="Strong_20_Emphasis"><text:span text:style-name="T1">Slide 4: "Accessibility guidelines gap"</text:span></text:span></text:h>
      <text:p text:style-name="P6">Here's where we encounter the fundamental problem that motivated this entire research. We have excellent theoretical foundations, but they're systematically failing to serve mobile developers in practice.</text:p>
      <text:p text:style-name="Text_20_body"><text:span text:style-name="T1">Let's examine our current standards landscape with precision. </text:span><text:span text:style-name="Strong_20_Emphasis"><text:span text:style-name="T1">WCAG 2.2</text:span></text:span><text:span text:style-name="T1">, released in October 2023, provides </text:span><text:span text:style-name="Strong_20_Emphasis"><text:span text:style-name="T1">four core principles</text:span></text:span><text:span text:style-name="T1"> - </text:span><text:span text:style-name="Strong_20_Emphasis"><text:span text:style-name="T1">Perceivable, Operable, Understandable, and Robust</text:span></text:span><text:span text:style-name="T1"> - the POUR framework - along with </text:span><text:span text:style-name="Strong_20_Emphasis"><text:span text:style-name="T1">three conformance levels: A, AA, and AAA</text:span></text:span><text:span text:style-name="T1">. But it remains fundamentally </text:span><text:span text:style-name="Strong_20_Emphasis"><text:span text:style-name="T1">web-focused</text:span></text:span><text:span text:style-name="T1"> in its examples and implementation guidance, with success criteria written for web pages, not mobile screens.</text:span></text:p>
      <text:p text:style-name="Text_20_body"><text:span text:style-name="Strong_20_Emphasis"><text:span text:style-name="T1">MCAG</text:span></text:span><text:span text:style-name="T1"> from 2015 attempted mobile adaptation, but here's the critical issue - it was </text:span><text:span text:style-name="Strong_20_Emphasis"><text:span text:style-name="T1">based on WCAG 2.0</text:span></text:span><text:span text:style-name="T1">, missing crucial criteria from WCAG 2.1 and 2.2 that specifically address mobile interaction patterns like </text:span><text:span text:style-name="Strong_20_Emphasis"><text:span text:style-name="T1">touch target sizing, pointer gestures, and orientation handling</text:span></text:span><text:span text:style-name="T1">. </text:span><text:span text:style-name="Strong_20_Emphasis"><text:span text:style-name="T1">WCAG2Mobile</text:span></text:span><text:span text:style-name="T1">, introduced in January 2025 by the W3C Mobile Accessibility Task Force, offers the most recent mobile guidance, but crucially provides </text:span><text:span text:style-name="Strong_20_Emphasis"><text:span text:style-name="T1">only interpretations of existing criteria, not implementation frameworks</text:span></text:span><text:span text:style-name="T1">.</text:span></text:p>
      <text:p text:style-name="Text_20_body"><text:span text:style-name="T1">This creates three cascading problems that directly impact development practice. First, we have an </text:span><text:span text:style-name="Strong_20_Emphasis"><text:span text:style-name="T1">outdated foundation</text:span></text:span><text:span text:style-name="T1">. MCAG lacks the mobile-specific criteria from WCAG 2.1 and 2.2 that address </text:span><text:span text:style-name="T4">specific mobile criteria (es. </text:span><text:span text:style-name="Strong_20_Emphasis"><text:span text:style-name="T1">2.5.5 Target Size Enhanced, 2.4.11 Focus Not Obscured, and 2.5.8 Target Size Minimum</text:span></text:span><text:span text:style-name="Strong_20_Emphasis"><text:span text:style-name="T5">)</text:span></text:span><text:span text:style-name="T1">. These aren't minor gaps - they're fundamental missing pieces for modern mobile accessibility.</text:span></text:p>
      <text:p text:style-name="Text_20_body"><text:span text:style-name="T1">Second, there's a massive </text:span><text:span text:style-name="Strong_20_Emphasis"><text:span text:style-name="T1">implementation void</text:span></text:span><text:span text:style-name="T1">. None of these standards provide practical frameworks for mobile developers. They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ith accessibilityLabel properties in React Native versus Semantics widgets in Flutter, or what the relative costs are for different approaches.</text:span></text:p>
      <text:p text:style-name="Text_20_body"><text:span text:style-name="T1">Third, </text:span><text:span text:style-name="Strong_20_Emphasis"><text:span text:style-name="T1">knowledge fragmentation</text:span></text:span><text:span text:style-name="T1"> has become endemic. Resources are scattered across documentation sites, blog posts, and community forums, with unclear cost implications and no systematic comparison methodologies. The </text:span><text:span text:style-name="T6">result</text:span><text:span text:style-name="T1"> is that mobile developers fundamentally lack </text:span><text:soft-page-break/><text:span text:style-name="T1">comprehensive accessibility implementation guidance, forcing them to piece together approaches without understanding trade-offs or implementation costs.</text:span></text:p>
      <text:p text:style-name="P8"/>
      <text:h text:style-name="P5" text:outline-level="2"><text:span text:style-name="Strong_20_Emphasis"><text:span text:style-name="T1">Slide 5: "Platform implementation gap"</text:span></text:span></text:h>
      <text:p text:style-name="P6">Now we reach the technical complexity that makes systematic measurement so critical. The platform fragmentation in mobile accessibility is genuinely staggering and creates implementation challenges that simply don't exist in web development.</text:p>
      <text:p text:style-name="Text_20_body"><text:span text:style-name="T1">Consider the platform differences we're dealing with. </text:span><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It includes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It includes </text:span><text:span text:style-name="Strong_20_Emphasis"><text:span text:style-name="T1">Switch Access</text:span></text:span><text:span text:style-name="T1"> and keyboard navigation that behaves fundamentally differently than iOS equivalents.</text:span></text:p>
      <text:p text:style-name="P6">These aren't minor variations - they're architecturally different approaches to accessibility that require different implementation strategies.</text:p>
      <text:p text:style-name="Text_20_body"><text:span text:style-name="T1">Frameworks attempt to bridge this complexity through divergent architectural philosophies. </text:span><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what they call a </text:span><text:span text:style-name="Strong_20_Emphasis"><text:span text:style-name="T1">platform adaptation layer</text:span></text:span><text:span text:style-name="T1">. This sounds elegant in theory, but in practice, it means accessibility issues can be obscured by abstraction layers, making debugging and optimization more complex.</text:span></text:p>
      <text:p text:style-name="Text_20_body"><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p text:style-name="Text_20_body"><text:span text:style-name="T1">Here's where </text:span><text:span text:style-name="T7">Perinello and Gaggi’s</text:span><text:span text:style-name="Strong_20_Emphasis"><text:span text:style-name="T6"> research</text:span></text:span><text:span text:style-name="T6"> </text:span><text:span text:style-name="T7">applied into Budai’s thesis</text:span><text:span text:style-name="T8"> </text:span><text:span text:style-name="T1">becomes crucia</text:span><text:span text:style-name="T8">l</text:span><text:span text:style-name="T1">. Budai conducted systematic Flutter component accessibility testing and documented the fragmented knowledge landscape. His work demonstrated that while Flutter widgets show promise for accessibility, developers lack systematic guidance for comprehensive implementation.</text:span></text:p>
      <text:p text:style-name="Text_20_body"><text:span text:style-name="T1">But Budai's research revealed the critical gap that defines our research space: </text:span><text:span text:style-name="Strong_20_Emphasis"><text:span text:style-name="T1">no comprehensive learning resource bridges platforms with quantitative implementation cost analysis</text:span></text:span><text:span text:style-name="T1">. Developers are left making framework choices without understanding accessibility implications, implementation overhead, or cross-platform consistency trade-offs.</text:span></text:p>
      <text:p text:style-name="P8"/>
      <text:h text:style-name="P5" text:outline-level="2"><text:span text:style-name="Strong_20_Emphasis"><text:span text:style-name="T1">Slide 6: "AccessibleHub - Bridging the gap”</text:span></text:span></text:h>
      <text:p text:style-name="P6">This brings us to how AccessibleHub directly addresses these systematic gaps through a dual methodology that serves both immediate practical needs and rigorous research requirements.</text:p>
      <text:p text:style-name="P11">I structured the investigation around three research questions that operationalize the core challenges we've just discussed. </text:p>
      <text:list text:style-name="L3">
        <text:list-item>
          <text:p text:style-name="P12"><text:soft-page-break/><text:span text:style-name="Strong_20_Emphasis"><text:span text:style-name="T1">RQ1</text:span></text:span><text:span text:style-name="T1"> asks whether React Native components are accessible by default - this isn't just academic curiosity, it's fundamental project planning information. If 38% of components work out of the box versus 32%, that dramatically changes development timelines and resource allocation.</text:span></text:p>
        </text:list-item>
        <text:list-item>
          <text:p text:style-name="P12"><text:span text:style-name="Strong_20_Emphasis"><text:span text:style-name="T1">RQ2</text:span></text:span><text:span text:style-name="T1"> examines whether non-accessible components can be made accessible - this validates framework capabilities and identifies potential limitations or complexity barriers that might make certain accessibility features impractical or prohibitively expensive to implement.</text:span></text:p>
        </text:list-item>
        <text:list-item>
          <text:p text:style-name="P12"><text:span text:style-name="Strong_20_Emphasis"><text:span text:style-name="T1">RQ3</text:span></text:span><text:span text:style-name="T1"> - and this is the fundamental question - quantifies implementation cost through </text:span><text:span text:style-name="Strong_20_Emphasis"><text:span text:style-name="T1">lines of code analysis</text:span></text:span><text:span text:style-name="T1">. How many lines of code must be added to components to make them accessible? </text:span><text:span text:style-name="T9">A practical example coming from this research:</text:span><text:span text:style-name="T1">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ext:span></text:p>
        </text:list-item>
      </text:list>
      <text:p text:style-name="P6">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P6">When developers use AccessibleHub to learn button accessibility implementation, they're accessing the results of systematic measurement showing exactly how many lines of code, what complexity factors, and which WCAG criteria are involved. This transforms the abstract question 'how much will accessibility cost?' into empirical data that project managers can use for sprint planning and resource estimation</text:p>
      <text:p text:style-name="P4"/>
      <text:h text:style-name="P5" text:outline-level="2"><text:span text:style-name="Strong_20_Emphasis"><text:span text:style-name="T1">Slide 7: "AccessibleHub - Overview"</text:span></text:span></text:h>
      <text:p text:style-name="P6">Now let me show you how AccessibleHub through its comprehensive five-section architecture, where each component serves dual educational and research functions through systematic measurement – <text:span text:style-name="T10">in case talk to prof. and see if we want to add a video here. </text:span></text:p>
      <text:p text:style-name="P13"><text:span text:style-name="Strong_20_Emphasis"><text:span text:style-name="T1">Accessible Components</text:span></text:span><text:span text:style-name="T1"> forms the practical foundation. Developers access over 20 UI implementation patterns organized into four progressive categories. </text:span></text:p>
      <text:list text:style-name="L4">
        <text:list-item>
          <text:p text:style-name="P14"><text:span text:style-name="Strong_20_Emphasis"><text:span text:style-name="T1">Buttons and Touchables</text:span></text:span><text:span text:style-name="T1"> covers fundamental interaction accessibility - the building blocks every mobile app needs;</text:span></text:p>
        </text:list-item>
        <text:list-item>
          <text:p text:style-name="P14"><text:span text:style-name="Strong_20_Emphasis"><text:span text:style-name="T1">Forms</text:span></text:span><text:span text:style-name="T1"> addresses complex input patterns that go beyond basic compliance into real-world usability;</text:span></text:p>
        </text:list-item>
        <text:list-item>
          <text:p text:style-name="P14"><text:span text:style-name="Strong_20_Emphasis"><text:span text:style-name="T1">Dialogs</text:span></text:span><text:span text:style-name="T1"> manages focus behavior in modal contexts, one of the trickiest accessibility challenges in mobile development;</text:span></text:p>
        </text:list-item>
        <text:list-item>
          <text:p text:style-name="P14"><text:span text:style-name="Strong_20_Emphasis"><text:span text:style-name="T1">Media</text:span></text:span><text:span text:style-name="T1"> implements comprehensive alternative content strategies beyond simple alt text.</text:span></text:p>
        </text:list-item>
      </text:list>
      <text:p text:style-name="P6">Each category provides complete, copyable code examples that developers can integrate directly into their projects. But this isn't just documentation - every pattern generates precise Implementation Overhead measurements. When developers view button accessibility <text:soft-page-break/>implementation, they're seeing the results of systematic analysis showing that basic button accessibility requires exactly 12 lines in React Native with 13.3% overhead and Low complexity classification.</text:p>
      <text:p text:style-name="P13"><text:span text:style-name="Strong_20_Emphasis"><text:span text:style-name="T1">Best Practices</text:span></text:span><text:span text:style-name="T1"> directly attacks the WCAG abstraction problem we discussed. Instead of abstract guidance like 'ensure proper heading structure,' developers see the exact implementation: accessibilityRole="header" with specific WCAG 2.2 criteria mapping. </text:span></text:p>
      <text:list text:continue-numbering="true" text:style-name="L4">
        <text:list-item>
          <text:p text:style-name="P14"><text:span text:style-name="Strong_20_Emphasis"><text:span text:style-name="T1">WCAG Guidelines</text:span></text:span><text:span text:style-name="T1"> provides concrete implementation patterns;</text:span></text:p>
        </text:list-item>
        <text:list-item>
          <text:p text:style-name="P14"><text:span text:style-name="Strong_20_Emphasis"><text:span text:style-name="T1">Gesture Tutorials</text:span></text:span><text:span text:style-name="T1"> demonstrates interaction equivalence;</text:span></text:p>
        </text:list-item>
        <text:list-item>
          <text:p text:style-name="P14"><text:span text:style-name="Strong_20_Emphasis"><text:span text:style-name="T1">Semantic Structure</text:span></text:span><text:span text:style-name="T1"> establishes hierarchical organization;</text:span></text:p>
        </text:list-item>
        <text:list-item>
          <text:p text:style-name="P14"><text:span text:style-name="Strong_20_Emphasis"><text:span text:style-name="T1">Logical Navigation</text:span></text:span><text:span text:style-name="T1"> manages focus behavior;</text:span></text:p>
        </text:list-item>
        <text:list-item>
          <text:p text:style-name="P14"><text:span text:style-name="Strong_20_Emphasis"><text:span text:style-name="T1">Screen Reader Support</text:span></text:span><text:span text:style-name="T1"> provides adaptive guidance based on our empirical testing results.</text:span></text:p>
        </text:list-item>
      </text:list>
      <text:p text:style-name="P13"><text:span text:style-name="Strong_20_Emphasis"><text:span text:style-name="T1">Tools and Settings</text:span></text:span><text:span text:style-name="T1"> creates our comprehensive testing methodology documentation while providing practical customization options. </text:span></text:p>
      <text:list text:continue-numbering="true" text:style-name="L4">
        <text:list-item>
          <text:p text:style-name="P14"><text:span text:style-name="Strong_20_Emphasis"><text:span text:style-name="T1">Tools</text:span></text:span><text:span text:style-name="T1"> catalogues testing resources for real development workflows - not just links, but integrated guidance for how these tools fit into actual development processes;</text:span></text:p>
        </text:list-item>
        <text:list-item>
          <text:p text:style-name="P14"><text:span text:style-name="Strong_20_Emphasis"><text:span text:style-name="T1">Settings</text:span></text:span><text:span text:style-name="T1"> demonstrates accessibility customization through live examples - dark mode, high contrast adjustment, reduced motion, text scaling - that developers can experience firsthand. This reinforces that accessibility is about personalization rather than one-size-fits-all solutions.</text:span></text:p>
        </text:list-item>
      </text:list>
      <text:p text:style-name="Text_20_body"><text:span text:style-name="Strong_20_Emphasis"><text:span text:style-name="T1">Framework Comparison</text:span></text:span><text:span text:style-name="T1"> operationalizes our complete research methodology into an interactive analysis tool. Users explore the architectural differences between React Native's property-based model and Flutter's widget-based approach, examine empirical implementation overhead measurements, and analyze Screen Reader Support Scores based on our systematic testing across both VoiceOver and TalkBack.</text:span></text:p>
      <text:p text:style-name="Text_20_body"><text:span text:style-name="Strong_20_Emphasis"><text:span text:style-name="T1">Instruction and Community</text:span></text:span><text:span text:style-name="T1"> addresses accessibility's collaborative nature, providing pathways for ongoing learning and community connection beyond individual technical implementation.</text:span></text:p>
      <text:p text:style-name="P6">The research innovation emerges from comprehensive measurement: every screen analyzed as a controlled case study, over 20 components tested systematically with both major screen readers, and cross-platform validation ensuring implementation patterns work universally. This creates the first empirical framework where educational content directly reflects quantified research findings, bridging theory to practice through systematic measurement rather than anecdotal guidance.</text:p>
      <text:p text:style-name="P8"/>
      <text:h text:style-name="P5" text:outline-level="2"><text:span text:style-name="Strong_20_Emphasis"><text:span text:style-name="T1">Slide 8: "Systematic analysis approach"</text:span></text:span></text:h>
      <text:p text:style-name="Text_20_body"><text:span text:style-name="T1">Here's the methodological innovation that makes this research possible - what I call the systematic solution to the </text:span><text:span text:style-name="Strong_20_Emphasis"><text:span text:style-name="T1">WCAG transformation challenge</text:span></text:span><text:span text:style-name="T1"> that forms the core of our accessibility implementation guidelines methodology.</text:span></text:p>
      <text:p text:style-name="Text_20_body"><text:span text:style-name="T1">The fundamental challenge is this: WCAG guidelines exist at a level of abstraction that makes direct implementation nearly impossible. Look at this transformation methodology - it shows </text:span><text:soft-page-break/><text:span text:style-name="T1">exactly how I bridge that gap through </text:span><text:span text:style-name="Strong_20_Emphasis"><text:span text:style-name="T1">three systematic layers</text:span></text:span><text:span text:style-name="T1"> that embeds accessibility into the development process rather than treating it as post-implementation testing.</text:span></text:p>
      <text:list text:style-name="L5">
        <text:list-item>
          <text:p text:style-name="P15"><text:span text:style-name="Strong_20_Emphasis"><text:span text:style-name="T1">Layer one: Theoretical foundation.</text:span></text:span><text:span text:style-name="T1"> This encompasses the abstract principles and success criteria defined by </text:span><text:span text:style-name="T6">WCAG, MCAG</text:span><text:span text:style-name="T11">, and</text:span><text:span text:style-name="T6"> </text:span><text:span text:style-name="Strong_20_Emphasis"><text:span text:style-name="T6">WCAG2Mobile</text:span></text:span><text:span text:style-name="T1">. For example, WCAG's four core principles require that content be perceivable, operable, understandable, and robust. But these criteria serve only as our analytical benchmark - they don't tell developers how to code.</text:span></text:p>
        </text:list-item>
        <text:list-item>
          <text:p text:style-name="P16"><text:span text:style-name="Strong_20_Emphasis"><text:span text:style-name="T1">Layer two: Implementation patterns.</text:span></text:span><text:span text:style-name="T1"> Here's where the innovation happens - I translate abstract requirements into concrete code structures within mobile development contexts. </text:span></text:p>
          <text:list>
            <text:list-item>
              <text:p text:style-name="P16"><text:span text:style-name="T1">This involves systematic use of React Native </text:span><text:span text:style-name="T12">accessible </text:span><text:span text:style-name="T1">properties like </text:span><text:span text:style-name="Source_20_Text"><text:span text:style-name="T1">accessibilityLabel</text:span></text:span><text:span text:style-name="T1"> and </text:span><text:span text:style-name="Source_20_Text"><text:span text:style-name="T1">accessibilityRole</text:span></text:span><text:span text:style-name="T1">, but more importantly, it establishes </text:span><text:span text:style-name="Strong_20_Emphasis"><text:span text:style-name="T1">replicable patterns</text:span></text:span><text:span text:style-name="T1"> that developers can apply consistently. Every pattern is tested, measured, and validated.</text:span></text:p>
            </text:list-item>
          </text:list>
        </text:list-item>
        <text:list-item>
          <text:p text:style-name="P15"><text:span text:style-name="Strong_20_Emphasis"><text:span text:style-name="T1">Layer three: Screen-based analysis.</text:span></text:span><text:span text:style-name="T1"> This considers how end users actually interact with components through assistive technologies - proper focus management, screen reader behavior, real-world usability context. This isn't theoretical - it's empirical testing with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text:span></text:p>
        </text:list-item>
      </text:list>
      <text:p text:style-name="Text_20_body"><text:span text:style-name="T1">The </text:span><text:span text:style-name="Strong_20_Emphasis"><text:span text:style-name="T1">basic workflow</text:span></text:span><text:span text:style-name="T1"> demonstrates how this enables data-driven accessibility decisions: </text:span><text:span text:style-name="Strong_20_Emphasis"><text:span text:style-name="T1">Abstract WCAG principles</text:span></text:span><text:span text:style-name="T1"> transform into </text:span><text:span text:style-name="Strong_20_Emphasis"><text:span text:style-name="T1">Implementation Patterns</text:span></text:span><text:span text:style-name="T1">, which generate </text:span><text:span text:style-name="Strong_20_Emphasis"><text:span text:style-name="T1">Quantified Metrics</text:span></text:span><text:span text:style-name="T1">, which populate our </text:span><text:span text:style-name="Strong_20_Emphasis"><text:span text:style-name="T1">Educational Platform</text:span></text:span><text:span text:style-name="T1">. Each stage builds on systematic measurement rather than subjective assessment.</text:span></text:p>
      <text:p text:style-name="Text_20_body"><text:span text:style-name="T1">But here's what makes this revolutionary: I first map UI elements to their semantic roles, then link each component to relevant WCAG and MCAG criteria with both minimum compliance and potential enhancements, and finally describe the technical solution with </text:span><text:span text:style-name="Strong_20_Emphasis"><text:span text:style-name="T1">quantified overhead analysis</text:span></text:span><text:span text:style-name="T1">. This structured approach doesn't just bridge abstract guidelines to code - it generates the empirical data that enables evidence-based framework comparison and project planning.</text:span></text:p>
      <text:p text:style-name="Text_20_body"><text:span text:style-name="T1">This approach scales from the </text:span><text:span text:style-name="Strong_20_Emphasis"><text:span text:style-name="T1">individual screen analysis in Section 3.4</text:span></text:span><text:span text:style-name="T1">, extends through </text:span><text:span text:style-name="Strong_20_Emphasis"><text:span text:style-name="T1">comprehensive screen documentation in technical appendix Chapter 1</text:span></text:span><text:span text:style-name="T1">, and establishes the </text:span><text:span text:style-name="Strong_20_Emphasis"><text:span text:style-name="T1">foundation for comparative framework analysis in Chapter 4</text:span></text:span><text:span text:style-name="T1">. The systematic nature ensures that when we compare React Native and Flutter, we're applying identical evaluation criteria rather than subjective assessment.</text:span></text:p>
      <text:p text:style-name="P8"/>
      <text:h text:style-name="P5" text:outline-level="2"><text:span text:style-name="Strong_20_Emphasis"><text:span text:style-name="T1">Slide 9: "Systematic analysis - Example (1)"</text:span></text:span></text:h>
      <text:p text:style-name="Text_20_body"><text:span text:style-name="T1">Now let me show you exactly how this three-layer systematic methodology works in practice through the </text:span><text:span text:style-name="Strong_20_Emphasis"><text:span text:style-name="T1">Components screen analysis</text:span></text:span><text:span text:style-name="T1"> - demonstrating the accessibility implementation guidelines methodology applied to real interface components with measurable, replicable results.</text:span></text:p>
      <text:p text:style-name="P17"><text:span text:style-name="T1">What you're seeing here represents </text:span><text:span text:style-name="T13">how the</text:span><text:span text:style-name="T1"> </text:span><text:span text:style-name="Strong_20_Emphasis"><text:span text:style-name="T1">three-layer approach </text:span></text:span><text:span text:style-name="Strong_20_Emphasis"><text:span text:style-name="T13">works in practice</text:span></text:span><text:span text:style-name="T1">. The Components screen isn't just educational content - it's a </text:span><text:span text:style-name="Strong_20_Emphasis"><text:span text:style-name="T1">controlled case study</text:span></text:span><text:span text:style-name="T1"> where every element undergoes identical systematic evaluation, generating the empirical data that supports our comparative framework analysis. Here's how the </text:span><text:span text:style-name="Strong_20_Emphasis"><text:span text:style-name="T1">three-layer methodology</text:span></text:span><text:span text:style-name="T1"> works in practice:</text:span></text:p>
      <text:list text:style-name="L6">
        <text:list-item>
          <text:p text:style-name="P18"><text:soft-page-break/><text:span text:style-name="Strong_20_Emphasis"><text:span text:style-name="T1">Layer one</text:span></text:span><text:span text:style-name="T1"> establishes our theoretical foundation - each interface component maps to specific WCAG 2.2 criteria with </text:span><text:span text:style-name="Strong_20_Emphasis"><text:span text:style-name="T1">WCAG2Mobile mobile-specific considerations</text:span></text:span><text:span text:style-name="T1">. The </text:span><text:span text:style-name="Strong_20_Emphasis"><text:span text:style-name="T1">Buttons &amp; Touchables</text:span></text:span><text:span text:style-name="T1"> section addresses </text:span><text:span text:style-name="Strong_20_Emphasis"><text:span text:style-name="T1">Success Criteria 2.5.8 Target Size, 4.1.2 Name Role Value, and 2.5.2 Pointer Cancellation</text:span></text:span><text:span text:style-name="T1"> with mobile interpretations for touch target optimization and one-handed operation.</text:span></text:p>
        </text:list-item>
        <text:list-item>
          <text:p text:style-name="P18"><text:span text:style-name="Strong_20_Emphasis"><text:span text:style-name="T1">Layer two</text:span></text:span><text:span text:style-name="T1"> translates these requirements into </text:span><text:span text:style-name="Strong_20_Emphasis"><text:span text:style-name="T1">implementation patterns</text:span></text:span><text:span text:style-name="T1">. Essential components like buttons require basic accessibility properties with </text:span><text:span text:style-name="Strong_20_Emphasis"><text:span text:style-name="T1">Low complexity impact</text:span></text:span><text:span text:style-name="T1"> - semantic roles, proper sizing, haptic feedback. Complex components like form controls require </text:span><text:span text:style-name="Strong_20_Emphasis"><text:span text:style-name="T1">state management, error handling, validation feedback</text:span></text:span><text:span text:style-name="T1"> with </text:span><text:span text:style-name="Strong_20_Emphasis"><text:span text:style-name="T1">Medium complexity classification</text:span></text:span><text:span text:style-name="T1">. Advanced components like modal dialogs require </text:span><text:span text:style-name="Strong_20_Emphasis"><text:span text:style-name="T1">focus management, announcement sequences, navigation coordination</text:span></text:span><text:span text:style-name="T1"> with </text:span><text:span text:style-name="Strong_20_Emphasis"><text:span text:style-name="T1">High complexity factors</text:span></text:span><text:span text:style-name="T1">.</text:span></text:p>
        </text:list-item>
        <text:list-item>
          <text:p text:style-name="P18"><text:span text:style-name="Strong_20_Emphasis"><text:span text:style-name="T1">Layer three</text:span></text:span><text:span text:style-name="T1"> captures the </text:span><text:span text:style-name="Strong_20_Emphasis"><text:span text:style-name="T1">screen-based analysis through empirical testing</text:span></text:span><text:span text:style-name="T1">. Every component undergoes systematic screen reader testing across both platforms, following identical protocols for announcement quality, gesture support, role communication, and focus management.</text:span></text:p>
        </text:list-item>
      </text:list>
      <text:p text:style-name="Text_20_body"><text:span text:style-name="T1">This systematic analysis reveals patterns that would be invisible to anecdotal evaluation. </text:span><text:span text:style-name="Strong_20_Emphasis"><text:span text:style-name="T1">Accessibility complexity correlates with interaction patterns rather than visual design complexity</text:span></text:span><text:span text:style-name="T1">. A sophisticated visual interface with simple interactions requires minimal accessibility work. A basic interface with complex form validation requires substantial accessibility implementation effort. </text:span></text:p>
      <text:p text:style-name="Text_20_body"><text:span text:style-name="T1">Every component you see here represents </text:span><text:span text:style-name="Strong_20_Emphasis"><text:span text:style-name="T1">controlled measurement</text:span></text:span><text:span text:style-name="T1"> generating empirical data about implementation costs, complexity factors, and cross-platform compatibility</text:span></text:p>
      <text:p text:style-name="P8"/>
      <text:h text:style-name="P5" text:outline-level="2"><text:span text:style-name="Strong_20_Emphasis"><text:span text:style-name="T1">Slide 10: "Systematic analysis - Example (2)"</text:span></text:span></text:h>
      <text:p text:style-name="Text_20_body"><text:span text:style-name="Strong_20_Emphasis"><text:span text:style-name="T11">This slide</text:span></text:span><text:span text:style-name="Strong_20_Emphasis"><text:span text:style-name="T1"> reveals the detailed empirical foundation underlying our systematic methodology - </text:span></text:span><text:span text:style-name="Strong_20_Emphasis"><text:span text:style-name="T11">these are the actual measurement frameworks that enable rigorous comparative analysis and bridge our accessibility implementation guidelines to framework evaluation.</text:span></text:span></text:p>
      <text:list text:style-name="L7">
        <text:list-item>
          <text:p text:style-name="P19"><text:span text:style-name="Strong_20_Emphasis"><text:span text:style-name="T1">Table 3.5 demonstrates component-criteria mapping with WCAG2Mobile considerations</text:span></text:span><text:span text:style-name="T1"> - the systematic operationalization of our layer one theoretical foundation. </text:span></text:p>
          <text:list>
            <text:list-item>
              <text:p text:style-name="P19"><text:span text:style-name="T1">Look at this ScrollView Container analysis: it maps to </text:span><text:span text:style-name="Strong_20_Emphasis"><text:span text:style-name="T1">WCAG 2.2 Success Criteria 2.1.1 Keyboard and 2.4.3 Focus Order</text:span></text:span><text:span text:style-name="T1">, but </text:span><text:span text:style-name="Strong_20_Emphasis"><text:span text:style-name="T1">WCAG2Mobile considerations</text:span></text:span><text:span text:style-name="T1"> include </text:span><text:span text:style-name="Strong_20_Emphasis"><text:span text:style-name="T1">screen-based navigation patterns and touch-based scrolling alternatives</text:span></text:span><text:span text:style-name="T1">. </text:span></text:p>
            </text:list-item>
            <text:list-item>
              <text:p text:style-name="P19"><text:span text:style-name="T1">The implementation properties show the exact code patterns required: </text:span><text:span text:style-name="Source_20_Text"><text:span text:style-name="T1">accessibilityRole="scrollview"</text:span></text:span><text:span text:style-name="T1"> and </text:span><text:span text:style-name="Source_20_Text"><text:span text:style-name="T1">accessibilityLabel="Accessibility Components Screen"</text:span></text:span><text:span text:style-name="T1">. This isn't theoretical - this represents </text:span><text:span text:style-name="Strong_20_Emphasis"><text:span text:style-name="T1">systematic mapping methodology</text:span></text:span><text:span text:style-name="T1"> applied consistently across all components.</text:span></text:p>
            </text:list-item>
          </text:list>
        </text:list-item>
        <text:list-item>
          <text:p text:style-name="P19"><text:span text:style-name="Strong_20_Emphasis"><text:span text:style-name="T1">Table 3.6 shows empirical screen reader testing with WCAG2Mobile focus</text:span></text:span><text:span text:style-name="T1"> - our </text:span><text:span text:style-name="Strong_20_Emphasis"><text:span text:style-name="T1">layer three screen-based analysis</text:span></text:span><text:span text:style-name="T1"> operationalized through formal testing protocols. </text:span></text:p>
          <text:list>
            <text:list-item>
              <text:p text:style-name="P19"><text:soft-page-break/><text:span text:style-name="T1">The Screen Title test case demonstrates </text:span><text:span text:style-name="Strong_20_Emphasis"><text:span text:style-name="T1">systematic validation methodology</text:span></text:span><text:span text:style-name="T1">: </text:span><text:span text:style-name="Strong_20_Emphasis"><text:span text:style-name="T1">VoiceOver</text:span></text:span><text:span text:style-name="T1"> and </text:span><text:span text:style-name="Strong_20_Emphasis"><text:span text:style-name="T1">TalkBack</text:span></text:span><text:span text:style-name="T1"> behavior is documented with </text:span><text:span text:style-name="Strong_20_Emphasis"><text:span text:style-name="T1">WCAG2Mobile considerations</text:span></text:span><text:span text:style-name="T1"> noting that </text:span><text:span text:style-name="Strong_20_Emphasis"><text:span text:style-name="T1">Success Criteria 1.3.1 and 2.4.6 are interpreted for screens instead of web pages</text:span></text:span><text:span text:style-name="T1">. </text:span></text:p>
            </text:list-item>
            <text:list-item>
              <text:p text:style-name="P19"><text:span text:style-name="T1">This represents </text:span><text:span text:style-name="Strong_20_Emphasis"><text:span text:style-name="T1">controlled device testing with actual screen readers</text:span></text:span><text:span text:style-name="T1"> following standardized evaluation protocols.</text:span></text:p>
            </text:list-item>
          </text:list>
        </text:list-item>
        <text:list-item>
          <text:p text:style-name="P19"><text:span text:style-name="Strong_20_Emphasis"><text:span text:style-name="T1">Table 3.7 provides systematic implementation analysis</text:span></text:span><text:span text:style-name="T1"> - documenting the structured approach to measuring accessibility implementation requirements. </text:span></text:p>
          <text:list>
            <text:list-item>
              <text:p text:style-name="P19"><text:span text:style-name="Strong_20_Emphasis"><text:span text:style-name="T1">Semantic Roles</text:span></text:span><text:span text:style-name="T1"> and </text:span><text:span text:style-name="Strong_20_Emphasis"><text:span text:style-name="T1">Descriptive Labels</text:span></text:span><text:span text:style-name="T1"> are analyzed through consistent measurement methodology, with </text:span><text:span text:style-name="Strong_20_Emphasis"><text:span text:style-name="T1">complexity impact classification</text:span></text:span><text:span text:style-name="T1"> based on nesting depth, dependency requirements, and property count.</text:span></text:p>
            </text:list-item>
          </text:list>
        </text:list-item>
      </text:list>
      <text:p text:style-name="Text_20_body"><text:span text:style-name="T1">This is exactly how the systematic methodology scales throughout the research: every component, every screen, every accessibility feature undergoes this </text:span><text:span text:style-name="Strong_20_Emphasis"><text:span text:style-name="T1">identical analytical framework</text:span></text:span><text:span text:style-name="T1">. </text:span><text:span text:style-name="Strong_20_Emphasis"><text:span text:style-name="T1">Component inventory mapping to WCAG criteria</text:span></text:span><text:span text:style-name="T1">, </text:span><text:span text:style-name="Strong_20_Emphasis"><text:span text:style-name="T1">empirical screen reader testing across both platforms</text:span></text:span><text:span text:style-name="T1">, and </text:span><text:span text:style-name="Strong_20_Emphasis"><text:span text:style-name="T1">systematic implementation analysis</text:span></text:span><text:span text:style-name="T1"> following standardized protocols.</text:span></text:p>
      <text:p text:style-name="Text_20_body"><text:span text:style-name="T1">The critical innovation is that this systematic approach enables </text:span><text:span text:style-name="Strong_20_Emphasis"><text:span text:style-name="T1">methodologically rigorous comparison between frameworks</text:span></text:span><text:span text:style-name="Strong_20_Emphasis"><text:span text:style-name="T14">, transforming</text:span></text:span><text:span text:style-name="T1"> </text:span><text:span text:style-name="Strong_20_Emphasis"><text:span text:style-name="T1">subjective accessibility assessment into reproducible, empirical analysis</text:span></text:span><text:span text:style-name="T1"> - establishing the methodological foundation for evidence-based mobile accessibility development guidance</text:span></text:p>
      <text:p text:style-name="P20"/>
      <text:h text:style-name="P5" text:outline-level="2"><text:span text:style-name="Strong_20_Emphasis"><text:span text:style-name="T1">Slide 11: "Accessibility implementation costs"</text:span></text:span></text:h>
      <text:p text:style-name="P6">Now we reach what I consider the most practically transformative finding of this entire research - the first comprehensive quantitative assessment of accessibility implementation costs that fundamentally changes how we approach project planning and resource allocation.</text:p>
      <text:p text:style-name="Text_20_body"><text:span text:style-name="T1">These findings emerge from </text:span><text:span text:style-name="Strong_20_Emphasis"><text:span text:style-name="T1">Section 4.5 Component Implementation Patterns</text:span></text:span><text:span text:style-name="T1"> in Chapter 4, where I conducted systematic analysis across equivalent components in both React Native and Flutter. The methodology involved </text:span><text:span text:style-name="Strong_20_Emphasis"><text:span text:style-name="T1">component equivalence mapping</text:span></text:span><text:span text:style-name="T1">, ensuring fair comparison based on component purpose rather than implementation details, followed by </text:span><text:span text:style-name="Strong_20_Emphasis"><text:span text:style-name="T1">WCAG criteria mapping</text:span></text:span><text:span text:style-name="T1"> against the same WCAG 2.2 standards used throughout the research.</text:span></text:p>
      <text:p text:style-name="Text_20_body"><text:span text:style-name="T1">The key finding that accessibility implementation requires </text:span><text:span text:style-name="Strong_20_Emphasis"><text:span text:style-name="T1">12-23% additional code across component types</text:span></text:span><text:span text:style-name="T1"> represents a revolution in predictability. For the first time, project managers can budget accessibility implementation with empirical data rather than fear-based estimates or complete uncertainty.</text:span></text:p>
      <text:p text:style-name="P21">Let me walk you through what these numbers actually mean. </text:p>
      <text:list text:style-name="L8">
        <text:list-item>
          <text:p text:style-name="P22"><text:span text:style-name="Strong_20_Emphasis"><text:span text:style-name="T1">Media components at 12.7% overhead with Low complexity</text:span></text:span><text:span text:style-name="T1"> represent our baseline - alternative text and captions are essentially metadata additions requiring no behavioral logic changes. </text:span></text:p>
        </text:list-item>
        <text:list-item>
          <text:p text:style-name="P22"><text:span text:style-name="Strong_20_Emphasis"><text:span text:style-name="T1">Buttons at 13.3%</text:span></text:span><text:span text:style-name="T1"> introduce semantic role requirements that demand understanding component context and purpose across both VoiceOver and TalkBack with consistent behavior.</text:span></text:p>
        </text:list-item>
        <text:list-item>
          <text:p text:style-name="P22"><text:soft-page-break/><text:span text:style-name="Strong_20_Emphasis"><text:span text:style-name="T1">Dialogs reach 16.2% with Medium complexity</text:span></text:span><text:span text:style-name="T1">, where accessibility implementation becomes </text:span><text:span text:style-name="T15">more</text:span><text:span text:style-name="T1"> sophisticated. Focus management becomes critical - modal opening requires proper focus transfer, clear purpose announcement, and logical navigation patterns back to underlying content. </text:span></text:p>
        </text:list-item>
        <text:list-item>
          <text:p text:style-name="P22"><text:span text:style-name="Strong_20_Emphasis"><text:span text:style-name="T1">Forms hit 21.5% overhead</text:span></text:span><text:span text:style-name="T1">, representing the most complex accessibility implementation in typical mobile applications. The primary contributors - state management and error handling - require substantial additional logic for validation feedback that works with assistive technology.</text:span></text:p>
        </text:list-item>
        <text:list-item>
          <text:p text:style-name="P22"><text:span text:style-name="Strong_20_Emphasis"><text:span text:style-name="T1">Advanced components cap at 22.7% with High complexity</text:span></text:span><text:span text:style-name="T1"> - custom gesture handlers and innovative navigation patterns that don't map to standard accessibility patterns, requiring building accessibility behavior from first principles.</text:span></text:p>
        </text:list-item>
      </text:list>
      <text:p text:style-name="Text_20_body"><text:span text:style-name="T1">But here's the critical insight: even the most complex components stay under 25% overhead. This isn't the 2x or 3x cost increase that developers fear. The </text:span><text:span text:style-name="Strong_20_Emphasis"><text:span text:style-name="T1">correlation between interaction complexity and implementation cost</text:span></text:span><text:span text:style-name="T1"> reflects accessibility's fundamental nature - it's about making interactions comprehensible, which naturally correlates with interaction sophistication rather than visual design complexity.</text:span></text:p>
      <text:p text:style-name="P23"/>
      <text:h text:style-name="P5" text:outline-level="2"><text:span text:style-name="Strong_20_Emphasis"><text:span text:style-name="T1">Slide 12: "Formal evaluation metrics"</text:span></text:span><text:span text:style-name="T1"> </text:span></text:h>
      <text:p text:style-name="P6">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list text:style-name="L9">
        <text:list-item>
          <text:p text:style-name="P24"><text:span text:style-name="Strong_20_Emphasis"><text:span text:style-name="T1">Implementation Overhead (IMO)</text:span></text:span><text:span text:style-name="T1"> provides direct code cost measurement through systematic lines-of-code analysis for functionally equivalent implementations. </text:span></text:p>
          <text:list>
            <text:list-item>
              <text:p text:style-name="P24"><text:span text:style-name="T1">This metric transforms the abstract question "how much will accessibility cost?" into concrete data: form components require </text:span><text:span text:style-name="Strong_20_Emphasis"><text:span text:style-name="T1">21.5% additional code</text:span></text:span><text:span text:style-name="T1"> with medium complexity classification, enabling accurate planning and resource allocation with empirical rather than estimated data. </text:span></text:p>
            </text:list-item>
          </text:list>
        </text:list-item>
        <text:list-item>
          <text:p text:style-name="P24"><text:span text:style-name="Strong_20_Emphasis"><text:span text:style-name="T1">Screen Reader Support Score (SRSS)</text:span></text:span><text:span text:style-name="T1"> implements systematic Likert scaling through comprehensive empirical testing using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 evaluating five criteria categories across multiple dimensions. </text:span></text:p>
          <text:list>
            <text:list-item>
              <text:p text:style-name="P25"><text:span text:style-name="Strong_20_Emphasis"><text:span text:style-name="T1">Announcement Quality (1-5)</text:span></text:span><text:span text:style-name="T1">: Completeness, accuracy, and clarity of screen reader announcements </text:span></text:p>
            </text:list-item>
            <text:list-item>
              <text:p text:style-name="P25"><text:span text:style-name="Strong_20_Emphasis"><text:span text:style-name="T1">Gesture Support (1-5)</text:span></text:span><text:span text:style-name="T1">: Support for screen reader-specific gestures and interaction patterns </text:span></text:p>
            </text:list-item>
            <text:list-item>
              <text:p text:style-name="P25"><text:span text:style-name="Strong_20_Emphasis"><text:span text:style-name="T1">Role Communication (1-5)</text:span></text:span><text:span text:style-name="T1">: Correct announcement of component roles and states </text:span></text:p>
            </text:list-item>
            <text:list-item>
              <text:p text:style-name="P25"><text:span text:style-name="Strong_20_Emphasis"><text:span text:style-name="T1">Focus Management (1-5)</text:span></text:span><text:span text:style-name="T1">: Logical focus order and appropriate focus handling </text:span></text:p>
            </text:list-item>
          </text:list>
        </text:list-item>
        <text:list-item>
          <text:p text:style-name="P24"><text:soft-page-break/><text:span text:style-name="Strong_20_Emphasis"><text:span text:style-name="T1">WCAG Compliance Ratio (WCR)</text:span></text:span><text:span text:style-name="T1"> measures conformance through systematic evaluation against applicable WCAG 2.2 success criteria using the calculation: </text:span><text:span text:style-name="Strong_20_Emphasis"><text:span text:style-name="T1">WCR = (Number of satisfied criteria / Total applicable criteria) × 100%</text:span></text:span><text:span text:style-name="T1">. </text:span></text:p>
          <text:list>
            <text:list-item>
              <text:p text:style-name="P24"><text:span text:style-name="T1">Results aggregate by WCAG principle - </text:span><text:span text:style-name="Strong_20_Emphasis"><text:span text:style-name="T1">Perceivable, Operable, Understandable, Robust</text:span></text:span><text:span text:style-name="T1"> - enabling identification of specific framework strengths and limitations rather than just overall compliance scores. </text:span></text:p>
            </text:list-item>
          </text:list>
        </text:list-item>
        <text:list-item>
          <text:p text:style-name="P24"><text:span text:style-name="Strong_20_Emphasis"><text:span text:style-name="T1">Complexity Impact Factor (CIF)</text:span></text:span><text:span text:style-name="T1"> quantifies implementation difficulty through formal calculation incorporating </text:span><text:span text:style-name="Strong_20_Emphasis"><text:span text:style-name="T1">weighted factors for nesting depth, dependency requirements, and property count</text:span></text:span><text:span text:style-name="T1">. </text:span></text:p>
          <text:list>
            <text:list-item>
              <text:p text:style-name="P24"><text:span text:style-name="T1">This moves beyond simple line-counting to capture the </text:span><text:span text:style-name="Strong_20_Emphasis"><text:span text:style-name="T1">cognitive load and structural complexity</text:span></text:span><text:span text:style-name="T1"> that impact long-term maintainability and developer experience, using a mapping system from qualitative assessments (Low/Medium/High) to numeric scores. </text:span></text:p>
            </text:list-item>
          </text:list>
        </text:list-item>
        <text:list-item>
          <text:p text:style-name="P24"><text:span text:style-name="Strong_20_Emphasis"><text:span text:style-name="T1">Development Time Estimat</text:span></text:span><text:span text:style-name="Strong_20_Emphasis"><text:span text:style-name="T15">e</text:span></text:span><text:span text:style-name="Strong_20_Emphasis"><text:span text:style-name="T1"> (DTE)</text:span></text:span><text:span text:style-name="T1"> translates technical metrics into business planning data through controlled time measurement with complexity adjustments, providing realistic estimates for project planning that account for both implementation effort and learning curve factors. </text:span></text:p>
        </text:list-item>
      </text:list>
      <text:p text:style-name="Text_20_body"><text:span text:style-name="T1">These metrics collectively </text:span><text:span text:style-name="Strong_20_Emphasis"><text:span text:style-name="T1">transform accessibility from an unknown cost variable</text:span></text:span><text:span text:style-name="T1"> into a measurable, plannable development component with predictable patterns and complexity profiles. </text:span></text:p>
      <text:p text:style-name="P23"/>
      <text:h text:style-name="P5" text:outline-level="2"><text:span text:style-name="Strong_20_Emphasis"><text:span text:style-name="T13">S</text:span></text:span><text:span text:style-name="Strong_20_Emphasis"><text:span text:style-name="T1">lide 1</text:span></text:span><text:span text:style-name="Strong_20_Emphasis"><text:span text:style-name="T13">3</text:span></text:span><text:span text:style-name="Strong_20_Emphasis"><text:span text:style-name="T1">: "Framework comparison"</text:span></text:span></text:h>
      <text:p text:style-name="Text_20_body"><text:span text:style-name="T1">This brings us to the </text:span><text:span text:style-name="Strong_20_Emphasis"><text:span text:style-name="T1">definitive empirical comparison</text:span></text:span><text:span text:style-name="T1"> that answers our core research questions through systematic measurement across multiple evaluation dimensions. The architectural differences between frameworks create measurably different developer experiences and implementation costs.</text:span></text:p>
      <text:p text:style-name="P26"><text:span text:style-name="Strong_20_Emphasis"><text:span text:style-name="T1">Research Questions Addressed:</text:span></text:span></text:p>
      <text:list text:style-name="L10">
        <text:list-item>
          <text:p text:style-name="P27"><text:span text:style-name="Strong_20_Emphasis"><text:span text:style-name="T1">RQ1 (Default accessibility support)</text:span></text:span><text:span text:style-name="T1">: To what extent are components accessible by default without developer intervention? </text:span></text:p>
        </text:list-item>
        <text:list-item>
          <text:p text:style-name="P27"><text:span text:style-name="Strong_20_Emphasis"><text:span text:style-name="T1">RQ2 (Implementation feasibility)</text:span></text:span><text:span text:style-name="T1">: What is the technical feasibility of enhancing non-accessible components to meet accessibility standards? </text:span></text:p>
        </text:list-item>
        <text:list-item>
          <text:p text:style-name="P28"><text:span text:style-name="Strong_20_Emphasis"><text:span text:style-name="T1">RQ3 (Development overhead)</text:span></text:span><text:span text:style-name="T1">: What is the quantifiable development overhead required to implement accessibility features? </text:span></text:p>
        </text:list-item>
      </text:list>
      <text:p text:style-name="Text_20_body"><text:span text:style-name="T1">The </text:span><text:span text:style-name="Strong_20_Emphasis"><text:span text:style-name="T1">fundamental architectural distinction</text:span></text:span><text:span text:style-name="T1"> drives all our findings. React Native implements a </text:span><text:span text:style-name="Strong_20_Emphasis"><text:span text:style-name="T1">property-based model</text:span></text:span><text:span text:style-name="T1"> where accessibility features integrate directly into existing components through properties like </text:span><text:span text:style-name="Source_20_Text"><text:span text:style-name="T1">accessibilityLabel</text:span></text:span><text:span text:style-name="T1"> and </text:span><text:span text:style-name="Source_20_Text"><text:span text:style-name="T1">accessibilityRole</text:span></text:span><text:span text:style-name="T1">. Flutter uses a </text:span><text:span text:style-name="Strong_20_Emphasis"><text:span text:style-name="T1">widget-based approach</text:span></text:span><text:span text:style-name="T1"> requiring explicit </text:span><text:span text:style-name="Source_20_Text"><text:span text:style-name="T1">Semantics</text:span></text:span><text:span text:style-name="T1"> wrappers that create additional structural layers in the component hierarchy.</text:span></text:p>
      <text:p text:style-name="P29">Now let's examine what systematic measurement reveals about these architectural differences:</text:p>
      <text:list text:style-name="L11">
        <text:list-item>
          <text:p text:style-name="P30"><text:span text:style-name="Strong_20_Emphasis"><text:span text:style-name="T1">Implementation Overhead</text:span></text:span><text:span text:style-name="T1"> shows React Native as baseline, with </text:span><text:span text:style-name="Strong_20_Emphasis"><text:span text:style-name="T1">Flutter requiring 119% more code</text:span></text:span><text:span text:style-name="T1"> - this isn't marginal difference, it's substantial impact on development velocity. </text:span></text:p>
          <text:list>
            <text:list-item>
              <text:p text:style-name="P31"><text:soft-page-break/>When a React Native accessibility implementation takes 15 lines, the equivalent Flutter implementation averages 33 lines. </text:p>
            </text:list-item>
            <text:list-item>
              <text:p text:style-name="P31">This difference compounds across large applications with hundreds of components requiring accessibility implementation.</text:p>
            </text:list-item>
          </text:list>
        </text:list-item>
        <text:list-item>
          <text:p text:style-name="P30"><text:span text:style-name="Strong_20_Emphasis"><text:span text:style-name="T1">Screen Reader Support</text:span></text:span><text:span text:style-name="T1"> demonstrates React Native achieving </text:span><text:span text:style-name="Strong_20_Emphasis"><text:span text:style-name="T1">4.2/5 versus Flutter's 3.8/5</text:span></text:span><text:span text:style-name="T1"> through systematic testing across both platforms. More importantly, React Native shows superior cross-platform consistency with </text:span><text:span text:style-name="Strong_20_Emphasis"><text:span text:style-name="T1">better platform variance</text:span></text:span><text:span text:style-name="T1">, indicating more predictable behavior between iOS and Android implementations.</text:span></text:p>
        </text:list-item>
        <text:list-item>
          <text:p text:style-name="P30"><text:span text:style-name="Strong_20_Emphasis"><text:span text:style-name="T1">Default Accessibility</text:span></text:span><text:span text:style-name="T1"> reveals React Native providing </text:span><text:span text:style-name="Strong_20_Emphasis"><text:span text:style-name="T1">38% baseline accessibility versus Flutter's 32%</text:span></text:span><text:span text:style-name="T1">. While both require substantial developer intervention, React Native provides more functionality out-of-box, reducing initial implementation burden.</text:span></text:p>
        </text:list-item>
        <text:list-item>
          <text:p text:style-name="P30"><text:span text:style-name="Strong_20_Emphasis"><text:span text:style-name="T1">WCAG Compliance</text:span></text:span><text:span text:style-name="T1"> shows React Native achieving </text:span><text:span text:style-name="Strong_20_Emphasis"><text:span text:style-name="T1">92% compliance on the Perceivable principle compared to Flutter's 85%</text:span></text:span><text:span text:style-name="T1">, demonstrating better alignment with accessibility standards across the most critical accessibility foundation.</text:span></text:p>
        </text:list-item>
      </text:list>
      <text:p text:style-name="P32"><text:span text:style-name="Strong_20_Emphasis"><text:span text:style-name="T1">The Decision Framework</text:span></text:span><text:span text:style-name="T1"> transforms these technical metrics into practical guidance:</text:span></text:p>
      <text:list text:style-name="L12">
        <text:list-item>
          <text:p text:style-name="P33"><text:span text:style-name="Strong_20_Emphasis"><text:span text:style-name="T1">Implementation Overhead</text:span></text:span><text:span text:style-name="T1"> impacts development speed - teams choosing React Native can implement comprehensive accessibility features with </text:span><text:span text:style-name="Strong_20_Emphasis"><text:span text:style-name="T1">45% less code on average</text:span></text:span><text:span text:style-name="T1"> </text:span></text:p>
        </text:list-item>
        <text:list-item>
          <text:p text:style-name="P33"><text:span text:style-name="Strong_20_Emphasis"><text:span text:style-name="T1">Screen Reader Support</text:span></text:span><text:span text:style-name="T1"> affects user experience quality - React Native provides more reliable assistive technology integration </text:span></text:p>
        </text:list-item>
        <text:list-item>
          <text:p text:style-name="P34"><text:span text:style-name="Strong_20_Emphasis"><text:span text:style-name="T1">Architecture differences</text:span></text:span><text:span text:style-name="T1"> impact code complexity and long-term maintainability patterns</text:span></text:p>
        </text:list-item>
      </text:list>
      <text:p text:style-name="Text_20_body"><text:span text:style-name="Strong_20_Emphasis"><text:span text:style-name="T1">Learning Curve comparison</text:span></text:span><text:span text:style-name="T1"> reveals React Native's </text:span><text:span text:style-name="Strong_20_Emphasis"><text:span text:style-name="T1">moderate versus Flutter's steep</text:span></text:span><text:span text:style-name="T1"> accessibility learning curve, particularly affecting team onboarding and knowledge transfer when accessibility expertise must scale across development teams.</text:span></text:p>
      <text:p text:style-name="Text_20_body"><text:span text:style-name="Strong_20_Emphasis"><text:span text:style-name="T1">Evidence-Based Framework Selection:</text:span></text:span></text:p>
      <text:list text:style-name="L13">
        <text:list-item>
          <text:p text:style-name="P35"><text:span text:style-name="Strong_20_Emphasis"><text:span text:style-name="T1">Choose React Native</text:span></text:span><text:span text:style-name="T1"> when: Rapid development cycles, teams with web accessibility experience, tight deadlines requiring implementation efficiency </text:span></text:p>
        </text:list-item>
        <text:list-item>
          <text:p text:style-name="P36"><text:span text:style-name="Strong_20_Emphasis"><text:span text:style-name="T1">Choose Flutter</text:span></text:span><text:span text:style-name="T1"> when: Complex custom components requirements, long-term maintenance teams, applications requiring granular accessibility behavior control that justifies higher implementation overhead</text:span></text:p>
        </text:list-item>
      </text:list>
      <text:p text:style-name="P23"/>
      <text:h text:style-name="P5" text:outline-level="2"><text:span text:style-name="Strong_20_Emphasis"><text:span text:style-name="T1">Slide 1</text:span></text:span><text:span text:style-name="Strong_20_Emphasis"><text:span text:style-name="T13">4</text:span></text:span><text:span text:style-name="Strong_20_Emphasis"><text:span text:style-name="T1">: "Framework comparison results (1)"</text:span></text:span></text:h>
      <text:p text:style-name="Text_20_body"><text:span text:style-name="T1">These empirical findings represent </text:span><text:span text:style-name="Strong_20_Emphasis"><text:span text:style-name="T1">months of systematic measurement</text:span></text:span><text:span text:style-name="T1"> across equivalent implementations. What emerges isn't just data - it's a </text:span><text:span text:style-name="Strong_20_Emphasis"><text:span text:style-name="T1">clear pattern of architectural trade-offs</text:span></text:span><text:span text:style-name="T1"> that fundamentally impact both developer experience and user outcomes.</text:span></text:p>
      <text:list text:style-name="L14">
        <text:list-item>
          <text:p text:style-name="P37"><text:span text:style-name="Strong_20_Emphasis"><text:span text:style-name="T1">Text Language implementation</text:span></text:span><text:span text:style-name="T1"> reveals the </text:span><text:span text:style-name="Strong_20_Emphasis"><text:span text:style-name="T1">most dramatic architectural difference</text:span></text:span><text:span text:style-name="T1">. React Native provides this </text:span><text:span text:style-name="Strong_20_Emphasis"><text:span text:style-name="T1">by default through accessibilityLanguage</text:span></text:span><text:span text:style-name="T1"> - zero additional code, immediate functionality. </text:span></text:p>
          <text:list>
            <text:list-item>
              <text:p text:style-name="P37"><text:span text:style-name="T1">Flutter requires </text:span><text:span text:style-name="Strong_20_Emphasis"><text:span text:style-name="T1">manual AttributedString construction</text:span></text:span><text:span text:style-name="T1"> with </text:span><text:span text:style-name="Strong_20_Emphasis"><text:span text:style-name="T1">200% overhead</text:span></text:span><text:span text:style-name="T1">. This isn't about developer convenience; it's about </text:span><text:span text:style-name="Strong_20_Emphasis"><text:span text:style-name="T1">fundamental design philosophy</text:span></text:span><text:span text:style-name="T1">.</text:span></text:p>
            </text:list-item>
          </text:list>
        </text:list-item>
        <text:list-item>
          <text:p text:style-name="P37"><text:soft-page-break/><text:span text:style-name="Strong_20_Emphasis"><text:span text:style-name="T1">Think about what this means at scale</text:span></text:span><text:span text:style-name="T1">: in a multilingual application with hundreds of text elements, React Native handles language declaration </text:span><text:span text:style-name="Strong_20_Emphasis"><text:span text:style-name="T1">automatically</text:span></text:span><text:span text:style-name="T1">, while Flutter demands </text:span><text:span text:style-name="Strong_20_Emphasis"><text:span text:style-name="T1">explicit implementation for every component</text:span></text:span><text:span text:style-name="T1">. The cognitive load difference compounds exponentially.</text:span></text:p>
        </text:list-item>
        <text:list-item>
          <text:p text:style-name="P37"><text:span text:style-name="Strong_20_Emphasis"><text:span text:style-name="T1">Headings require manual implementation</text:span></text:span><text:span text:style-name="T1"> in both frameworks - </text:span><text:span text:style-name="Strong_20_Emphasis"><text:span text:style-name="T1">neither treats semantic structure as first-class</text:span></text:span><text:span text:style-name="T1"> - but Flutter shows </text:span><text:span text:style-name="Strong_20_Emphasis"><text:span text:style-name="T1">57% more overhead</text:span></text:span><text:span text:style-name="T1">. </text:span></text:p>
          <text:list>
            <text:list-item>
              <text:p text:style-name="P37"><text:span text:style-name="T1">React Native achieves semantic headings through </text:span><text:span text:style-name="Strong_20_Emphasis"><text:span text:style-name="T1">accessibilityRole="header"</text:span></text:span><text:span text:style-name="T1"> - simple, direct, platform-native. Flutter requires </text:span><text:span text:style-name="Strong_20_Emphasis"><text:span text:style-name="T1">Semantics wrapper widgets</text:span></text:span><text:span text:style-name="T1"> with explicit declarations that </text:span><text:span text:style-name="Strong_20_Emphasis"><text:span text:style-name="T1">complicate component hierarchy</text:span></text:span><text:span text:style-name="T1">.</text:span></text:p>
            </text:list-item>
          </text:list>
        </text:list-item>
        <text:list-item>
          <text:p text:style-name="P37"><text:span text:style-name="Strong_20_Emphasis"><text:span text:style-name="T1">Screen Reader Support</text:span></text:span><text:span text:style-name="T1"> consistently favors React Native: </text:span><text:span text:style-name="Strong_20_Emphasis"><text:span text:style-name="T1">4.3 versus 4.0 for headings</text:span></text:span><text:span text:style-name="T1">, </text:span><text:span text:style-name="Strong_20_Emphasis"><text:span text:style-name="T1">4.0 versus 3.8 for forms</text:span></text:span><text:span text:style-name="T1">. These differences might seem minor, but they represent </text:span><text:span text:style-name="Strong_20_Emphasis"><text:span text:style-name="T1">measurably better user experiences</text:span></text:span><text:span text:style-name="T1"> across the most common interaction patterns.</text:span></text:p>
        </text:list-item>
        <text:list-item>
          <text:p text:style-name="P37"><text:span text:style-name="Strong_20_Emphasis"><text:span text:style-name="T1">Form Fields demonstrate 53% overhead</text:span></text:span><text:span text:style-name="T1"> with particularly revealing patterns. React Native's </text:span><text:span text:style-name="Strong_20_Emphasis"><text:span text:style-name="T1">form accessibility integrates seamlessly</text:span></text:span><text:span text:style-name="T1"> with existing input components - developers work within familiar patterns. Flutter requires </text:span><text:span text:style-name="Strong_20_Emphasis"><text:span text:style-name="T1">additional wrapper widgets</text:span></text:span><text:span text:style-name="T1"> that can </text:span><text:span text:style-name="Strong_20_Emphasis"><text:span text:style-name="T1">complicate state management</text:span></text:span><text:span text:style-name="T1"> and validation workflows.</text:span></text:p>
          <text:list>
            <text:list-item>
              <text:p text:style-name="P37"><text:span text:style-name="Strong_20_Emphasis"><text:span text:style-name="T1">Here's the critical insight</text:span></text:span><text:span text:style-name="T1">: Flutter's wrapper approach creates </text:span><text:span text:style-name="Strong_20_Emphasis"><text:span text:style-name="T1">architectural friction</text:span></text:span><text:span text:style-name="T1">. Every accessibility enhancement adds structural complexity that impacts </text:span><text:span text:style-name="Strong_20_Emphasis"><text:span text:style-name="T1">maintainability, debugging, and team knowledge transfer</text:span></text:span><text:span text:style-name="T1">.</text:span></text:p>
            </text:list-item>
          </text:list>
        </text:list-item>
        <text:list-item>
          <text:p text:style-name="P37"><text:span text:style-name="Strong_20_Emphasis"><text:span text:style-name="T1">Custom Gestures</text:span></text:span><text:span text:style-name="T1"> show the </text:span><text:span text:style-name="Strong_20_Emphasis"><text:span text:style-name="T1">smallest gap at 27%</text:span></text:span><text:span text:style-name="T1"> but reveal something crucial: </text:span><text:span text:style-name="Strong_20_Emphasis"><text:span text:style-name="T1">both frameworks struggle equally</text:span></text:span><text:span text:style-name="T1"> with complex interactions. Screen reader scores - </text:span><text:span text:style-name="Strong_20_Emphasis"><text:span text:style-name="T1">RN: 3.8, FL: 3.2</text:span></text:span><text:span text:style-name="T1"> - are our </text:span><text:span text:style-name="Strong_20_Emphasis"><text:span text:style-name="T1">lowest across all categories</text:span></text:span><text:span text:style-name="T1">. This indicates </text:span><text:span text:style-name="Strong_20_Emphasis"><text:span text:style-name="T1">universal accessibility limitations</text:span></text:span><text:span text:style-name="T1"> requiring framework-level improvements, not just better implementation patterns.</text:span></text:p>
        </text:list-item>
      </text:list>
      <text:p text:style-name="Text_20_body"><text:span text:style-name="Strong_20_Emphasis"><text:span text:style-name="T1">Overall metrics</text:span></text:span><text:span text:style-name="T1"> provide definitive guidance: React Native's </text:span><text:span text:style-name="Strong_20_Emphasis"><text:span text:style-name="T1">38% default accessibility</text:span></text:span><text:span text:style-name="T1"> versus Flutter's </text:span><text:span text:style-name="Strong_20_Emphasis"><text:span text:style-name="T1">32%</text:span></text:span><text:span text:style-name="T1">, requiring </text:span><text:span text:style-name="Strong_20_Emphasis"><text:span text:style-name="T1">119% less code overall</text:span></text:span><text:span text:style-name="T1">. The </text:span><text:span text:style-name="Strong_20_Emphasis"><text:span text:style-name="T1">screen reader consistency</text:span></text:span><text:span text:style-name="T1"> - </text:span><text:span text:style-name="Strong_20_Emphasis"><text:span text:style-name="T1">4.2 versus 3.8</text:span></text:span><text:span text:style-name="T1"> - reflects </text:span><text:span text:style-name="Strong_20_Emphasis"><text:span text:style-name="T1">more reliable assistive technology integration</text:span></text:span><text:span text:style-name="T1">.</text:span></text:p>
      <text:p text:style-name="Text_20_body"><text:span text:style-name="Strong_20_Emphasis"><text:span text:style-name="T1">These patterns compound</text:span></text:span><text:span text:style-name="T1">: in applications with comprehensive accessibility requirements, architectural differences create </text:span><text:span text:style-name="Strong_20_Emphasis"><text:span text:style-name="T1">measurable impact on both development velocity and user experience quality</text:span></text:span><text:span text:style-name="T1">.</text:span></text:p>
      <text:p text:style-name="P8"/>
      <text:h text:style-name="P5" text:outline-level="2"><text:span text:style-name="Strong_20_Emphasis"><text:span text:style-name="T1">Slide 1</text:span></text:span><text:span text:style-name="Strong_20_Emphasis"><text:span text:style-name="T13">5</text:span></text:span><text:span text:style-name="Strong_20_Emphasis"><text:span text:style-name="T1">: "Framework comparison results (2)"</text:span></text:span></text:h>
      <text:p text:style-name="Text_20_body"><text:span text:style-name="T1">This consolidated analysis </text:span><text:span text:style-name="Strong_20_Emphasis"><text:span text:style-name="T1">transforms technical findings into strategic guidance</text:span></text:span><text:span text:style-name="T1"> - moving beyond metrics to </text:span><text:span text:style-name="Strong_20_Emphasis"><text:span text:style-name="T1">actionable framework selection criteria</text:span></text:span><text:span text:style-name="T1"> based on systematic evidence rather than subjective preferences.</text:span></text:p>
      <text:list text:style-name="L15">
        <text:list-item>
          <text:p text:style-name="P38"><text:span text:style-name="Strong_20_Emphasis"><text:span text:style-name="T1">Default Accessibility</text:span></text:span><text:span text:style-name="T1"> shows React Native's </text:span><text:span text:style-name="Strong_20_Emphasis"><text:span text:style-name="T1">6% advantage</text:span></text:span><text:span text:style-name="T1"> - modest numerically, but </text:span><text:span text:style-name="Strong_20_Emphasis"><text:span text:style-name="T1">significant practically</text:span></text:span><text:span text:style-name="T1">. </text:span></text:p>
          <text:list>
            <text:list-item>
              <text:p text:style-name="P38"><text:span text:style-name="T1">The difference between </text:span><text:span text:style-name="Strong_20_Emphasis"><text:span text:style-name="T1">38% and 32%</text:span></text:span><text:span text:style-name="T1"> represents </text:span><text:span text:style-name="Strong_20_Emphasis"><text:span text:style-name="T1">measurably less initial implementation work</text:span></text:span><text:span text:style-name="T1">. However, both frameworks demonstrate that </text:span><text:span text:style-name="Strong_20_Emphasis"><text:span text:style-name="T1">accessibility-by-</text:span></text:span><text:soft-page-break/><text:span text:style-name="Strong_20_Emphasis"><text:span text:style-name="T1">default remains largely mythical</text:span></text:span><text:span text:style-name="T1"> - substantial developer intervention is </text:span><text:span text:style-name="Strong_20_Emphasis"><text:span text:style-name="T1">mandatory regardless of choice</text:span></text:span><text:span text:style-name="T1">.</text:span></text:p>
            </text:list-item>
          </text:list>
        </text:list-item>
        <text:list-item>
          <text:p text:style-name="P38"><text:span text:style-name="Strong_20_Emphasis"><text:span text:style-name="T1">Implementation Overhead</text:span></text:span><text:span text:style-name="T1"> provides our </text:span><text:span text:style-name="Strong_20_Emphasis"><text:span text:style-name="T1">most striking finding</text:span></text:span><text:span text:style-name="T1">: Flutter requiring </text:span><text:span text:style-name="Strong_20_Emphasis"><text:span text:style-name="T1">119% more code</text:span></text:span><text:span text:style-name="T1"> for equivalent accessibility. </text:span></text:p>
          <text:list>
            <text:list-item>
              <text:p text:style-name="P38"><text:span text:style-name="Strong_20_Emphasis"><text:span text:style-name="T1">Concrete impact</text:span></text:span><text:span text:style-name="T1">: when React Native accessibility requires </text:span><text:span text:style-name="Strong_20_Emphasis"><text:span text:style-name="T1">20 lines</text:span></text:span><text:span text:style-name="T1">, Flutter averages </text:span><text:span text:style-name="Strong_20_Emphasis"><text:span text:style-name="T1">44 lines</text:span></text:span><text:span text:style-name="T1">. This isn't marginal - it's </text:span><text:span text:style-name="Strong_20_Emphasis"><text:span text:style-name="T1">substantial development velocity impact</text:span></text:span><text:span text:style-name="T1"> that compounds across applications with </text:span><text:span text:style-name="Strong_20_Emphasis"><text:span text:style-name="T1">hundreds of accessibility-requiring components</text:span></text:span><text:span text:style-name="T1">.</text:span></text:p>
            </text:list-item>
          </text:list>
        </text:list-item>
        <text:list-item>
          <text:p text:style-name="P38"><text:span text:style-name="Strong_20_Emphasis"><text:span text:style-name="T1">Screen Reader Support</text:span></text:span><text:span text:style-name="T1"> demonstrates React Native's </text:span><text:span text:style-name="Strong_20_Emphasis"><text:span text:style-name="T1">superior assistive technology integration</text:span></text:span><text:span text:style-name="T1"> at </text:span><text:span text:style-name="Strong_20_Emphasis"><text:span text:style-name="T1">4.2/5</text:span></text:span><text:span text:style-name="T1"> versus </text:span><text:span text:style-name="Strong_20_Emphasis"><text:span text:style-name="T1">3.8/5</text:span></text:span><text:span text:style-name="T1">. Beyond numeric difference, this reflects </text:span><text:span text:style-name="Strong_20_Emphasis"><text:span text:style-name="T1">more consistent cross-platform behavior</text:span></text:span><text:span text:style-name="T1">, particularly benefiting </text:span><text:span text:style-name="Strong_20_Emphasis"><text:span text:style-name="T1">Android TalkBack users</text:span></text:span><text:span text:style-name="T1"> where Flutter shows </text:span><text:span text:style-name="Strong_20_Emphasis"><text:span text:style-name="T1">variable performance patterns</text:span></text:span><text:span text:style-name="T1">.</text:span></text:p>
        </text:list-item>
        <text:list-item>
          <text:p text:style-name="P38"><text:span text:style-name="Strong_20_Emphasis"><text:span text:style-name="T1">WCAG Compliance</text:span></text:span><text:span text:style-name="T1"> reveals React Native achieving </text:span><text:span text:style-name="Strong_20_Emphasis"><text:span text:style-name="T1">92% AA compliance</text:span></text:span><text:span text:style-name="T1"> versus Flutter's </text:span><text:span text:style-name="Strong_20_Emphasis"><text:span text:style-name="T1">85%</text:span></text:span><text:span text:style-name="T1">. This </text:span><text:span text:style-name="Strong_20_Emphasis"><text:span text:style-name="T1">seven-percentage-point difference</text:span></text:span><text:span text:style-name="T1"> represents </text:span><text:span text:style-name="Strong_20_Emphasis"><text:span text:style-name="T1">measurable accessibility features</text:span></text:span><text:span text:style-name="T1"> that function reliably in React Native but require </text:span><text:span text:style-name="Strong_20_Emphasis"><text:span text:style-name="T1">workarounds or additional complexity</text:span></text:span><text:span text:style-name="T1"> in Flutter.</text:span></text:p>
        </text:list-item>
      </text:list>
      <text:p text:style-name="Text_20_body"><text:span text:style-name="Strong_20_Emphasis"><text:span text:style-name="T1">Strategic Decision Framework</text:span></text:span><text:span text:style-name="T1"> based on evidence!</text:span></text:p>
      <text:p text:style-name="Text_20_body"><text:span text:style-name="Strong_20_Emphasis"><text:span text:style-name="T1">Choose React Native when:</text:span></text:span></text:p>
      <text:list text:style-name="L16">
        <text:list-item>
          <text:p text:style-name="P39"><text:span text:style-name="Strong_20_Emphasis"><text:span text:style-name="T1">Rapid development cycles</text:span></text:span><text:span text:style-name="T1"> demand implementation efficiency </text:span></text:p>
        </text:list-item>
        <text:list-item>
          <text:p text:style-name="P39"><text:span text:style-name="T1">Teams have </text:span><text:span text:style-name="Strong_20_Emphasis"><text:span text:style-name="T1">existing web accessibility experience</text:span></text:span><text:span text:style-name="T1"> - patterns transfer directly </text:span></text:p>
        </text:list-item>
        <text:list-item>
          <text:p text:style-name="P39"><text:span text:style-name="T1">Projects face </text:span><text:span text:style-name="Strong_20_Emphasis"><text:span text:style-name="T1">constrained timelines</text:span></text:span><text:span text:style-name="T1"> where accessibility implementation speed impacts feature delivery </text:span></text:p>
        </text:list-item>
        <text:list-item>
          <text:p text:style-name="P40"><text:span text:style-name="Strong_20_Emphasis"><text:span text:style-name="T1">Cross-platform consistency</text:span></text:span><text:span text:style-name="T1"> is prioritized over granular control </text:span></text:p>
        </text:list-item>
      </text:list>
      <text:p text:style-name="Text_20_body"><text:span text:style-name="Strong_20_Emphasis"><text:span text:style-name="T1">Choose Flutter when:</text:span></text:span></text:p>
      <text:list text:style-name="L17">
        <text:list-item>
          <text:p text:style-name="P41"><text:span text:style-name="Strong_20_Emphasis"><text:span text:style-name="T1">Complex custom components</text:span></text:span><text:span text:style-name="T1"> require granular accessibility behavior control </text:span></text:p>
        </text:list-item>
        <text:list-item>
          <text:p text:style-name="P41"><text:span text:style-name="Strong_20_Emphasis"><text:span text:style-name="T1">Long-term maintenance teams</text:span></text:span><text:span text:style-name="T1"> can invest in accessibility expertise development </text:span></text:p>
        </text:list-item>
        <text:list-item>
          <text:p text:style-name="P41"><text:span text:style-name="Strong_20_Emphasis"><text:span text:style-name="T1">Architectural clarity</text:span></text:span><text:span text:style-name="T1"> justifies higher implementation overhead </text:span></text:p>
        </text:list-item>
        <text:list-item>
          <text:p text:style-name="P42"><text:span text:style-name="T1">Applications demand </text:span><text:span text:style-name="Strong_20_Emphasis"><text:span text:style-name="T1">precise semantic control</text:span></text:span><text:span text:style-name="T1"> over assistive technology interaction </text:span></text:p>
        </text:list-item>
      </text:list>
      <text:p text:style-name="Text_20_body"><text:span text:style-name="Strong_20_Emphasis"><text:span text:style-name="T1">Critical considerations</text:span></text:span><text:span text:style-name="T1"> for decision-making:</text:span></text:p>
      <text:list text:style-name="L18">
        <text:list-item>
          <text:p text:style-name="P43"><text:span text:style-name="Strong_20_Emphasis"><text:span text:style-name="T1">Team expertise</text:span></text:span><text:span text:style-name="T1"> dramatically impacts implementation success regardless of framework choice </text:span></text:p>
        </text:list-item>
        <text:list-item>
          <text:p text:style-name="P43"><text:span text:style-name="Strong_20_Emphasis"><text:span text:style-name="T1">Project timeline</text:span></text:span><text:span text:style-name="T1"> pressure correlates with accessibility implementation quality - choose tools that </text:span><text:span text:style-name="Strong_20_Emphasis"><text:span text:style-name="T1">reduce barriers to doing the right thing</text:span></text:span><text:span text:style-name="T1"> </text:span></text:p>
        </text:list-item>
        <text:list-item>
          <text:p text:style-name="P44"><text:span text:style-name="Strong_20_Emphasis"><text:span text:style-name="T1">Maintenance burden</text:span></text:span><text:span text:style-name="T1"> compounds over time - consider long-term complexity management </text:span></text:p>
        </text:list-item>
      </text:list>
      <text:p text:style-name="Text_20_body"><text:span text:style-name="T1">This represents </text:span><text:span text:style-name="Strong_20_Emphasis"><text:span text:style-name="T1">the first evidence-based framework selection guidance</text:span></text:span><text:span text:style-name="T1"> for accessibility-focused mobile development, </text:span><text:span text:style-name="Strong_20_Emphasis"><text:span text:style-name="T1">replacing subjective assessment with systematic empirical analysis</text:span></text:span><text:span text:style-name="T1">.</text:span></text:p>
      <text:p text:style-name="P8"/>
      <text:h text:style-name="P5" text:outline-level="2"><text:span text:style-name="Strong_20_Emphasis"><text:span text:style-name="T1"/></text:span></text:h>
      <text:h text:style-name="P45" text:outline-level="2"><text:span text:style-name="Strong_20_Emphasis"><text:span text:style-name="T1">Slide 1</text:span></text:span><text:span text:style-name="Strong_20_Emphasis"><text:span text:style-name="T13">6</text:span></text:span><text:span text:style-name="Strong_20_Emphasis"><text:span text:style-name="T1">: "Research impact and conclusions"</text:span></text:span><text:span text:style-name="T1"> </text:span></text:h>
      <text:p text:style-name="Text_20_body"><text:span text:style-name="T1">This research establishes</text:span><text:span text:style-name="Strong_20_Emphasis"><text:span text:style-name="T1"> fundamental contributions</text:span></text:span><text:span text:style-name="T1"> that advance both academic understanding and industry practice, while providing </text:span><text:span text:style-name="Strong_20_Emphasis"><text:span text:style-name="T1">definitive empirical answers</text:span></text:span><text:span text:style-name="T1"> that transform how we approach mobile accessibility implementation.</text:span></text:p>
      <text:p text:style-name="Text_20_body"><text:span text:style-name="Strong_20_Emphasis"><text:span text:style-name="T16">These key contributions</text:span></text:span><text:span text:style-name="T1"> represent genuine advancement:</text:span></text:p>
      <text:list text:style-name="L19">
        <text:list-item>
          <text:p text:style-name="P46"><text:span text:style-name="Strong_20_Emphasis"><text:span text:style-name="T1">Extended research framework</text:span></text:span><text:span text:style-name="T1"> transitions from </text:span><text:span text:style-name="Strong_20_Emphasis"><text:span text:style-name="T1">qualitative Flutter-specific analysis</text:span></text:span><text:span text:style-name="T1"> to </text:span><text:span text:style-name="Strong_20_Emphasis"><text:span text:style-name="T1">comprehensive quantitative cross-framework evaluation</text:span></text:span><text:span text:style-name="T1">. We've established </text:span><text:span text:style-name="Strong_20_Emphasis"><text:span text:style-name="T1">systematic comparative methodology</text:span></text:span><text:span text:style-name="T1"> that future researchers can build upon rather than developing ad-hoc evaluation approaches.</text:span></text:p>
        </text:list-item>
        <text:list-item>
          <text:p text:style-name="P46"><text:span text:style-name="Strong_20_Emphasis"><text:span text:style-name="T1">First quantitative framework</text:span></text:span><text:span text:style-name="T1"> for mobile accessibility cost assessment transforms </text:span><text:span text:style-name="Strong_20_Emphasis"><text:span text:style-name="T1">project planning from estimation to empirical data</text:span></text:span><text:span text:style-name="T1">. Our formal metrics - </text:span><text:span text:style-name="Strong_20_Emphasis"><text:span text:style-name="T1">IMO, SRSS, WCR, CIF, DTE</text:span></text:span><text:span text:style-name="T1"> - enable </text:span><text:span text:style-name="Strong_20_Emphasis"><text:span text:style-name="T1">resource allocation with measurable complexity factors</text:span></text:span><text:span text:style-name="T1"> rather than unknown cost variables.</text:span></text:p>
        </text:list-item>
        <text:list-item>
          <text:p text:style-name="P46"><text:span text:style-name="Strong_20_Emphasis"><text:span text:style-name="T1">45% implementation overhead reduction</text:span></text:span><text:span text:style-name="T1"> with React Native represents </text:span><text:span text:style-name="Strong_20_Emphasis"><text:span text:style-name="T1">systematic measurement across multiple component categories</text:span></text:span><text:span text:style-name="T1">, providing </text:span><text:span text:style-name="Strong_20_Emphasis"><text:span text:style-name="T1">concrete guidance for framework selection</text:span></text:span><text:span text:style-name="T1"> when accessibility implementation efficiency is prioritized.</text:span></text:p>
        </text:list-item>
      </text:list>
      <text:p text:style-name="Text_20_body"><text:span text:style-name="Strong_20_Emphasis"><text:span text:style-name="T1">Systematic methodology bridging WCAG theory to mobile practice</text:span></text:span><text:span text:style-name="T1"> creates </text:span><text:span text:style-name="Strong_20_Emphasis"><text:span text:style-name="T1">reusable analytical frameworks</text:span></text:span><text:span text:style-name="T1"> for ongoing evaluation as frameworks evolve and new platforms emerge.</text:span></text:p>
      <text:p text:style-name="Text_20_body"><text:span text:style-name="Strong_20_Emphasis"><text:span text:style-name="T1">Research Answers</text:span></text:span><text:span text:style-name="T1"> provide </text:span><text:span text:style-name="Strong_20_Emphasis"><text:span text:style-name="T1">definitive empirical responses</text:span></text:span><text:span text:style-name="T1">:</text:span></text:p>
      <text:list text:style-name="L20">
        <text:list-item>
          <text:p text:style-name="P47"><text:span text:style-name="Strong_20_Emphasis"><text:span text:style-name="T1">RQ1</text:span></text:span><text:span text:style-name="T1">: Neither framework is accessible by default - </text:span><text:span text:style-name="Strong_20_Emphasis"><text:span text:style-name="T1">38% versus 32%</text:span></text:span><text:span text:style-name="T1"> demonstrates that </text:span><text:span text:style-name="Strong_20_Emphasis"><text:span text:style-name="T1">deliberate developer intervention is mandatory</text:span></text:span><text:span text:style-name="T1"> regardless of framework choice.</text:span></text:p>
        </text:list-item>
        <text:list-item>
          <text:p text:style-name="P47"><text:span text:style-name="Strong_20_Emphasis"><text:span text:style-name="T1">RQ2</text:span></text:span><text:span text:style-name="T1">: Both frameworks </text:span><text:span text:style-name="Strong_20_Emphasis"><text:span text:style-name="T1">can achieve 100% WCAG compliance</text:span></text:span><text:span text:style-name="T1"> with proper implementation, validating technical feasibility while revealing </text:span><text:span text:style-name="Strong_20_Emphasis"><text:span text:style-name="T1">different implementation approaches and complexity profiles</text:span></text:span><text:span text:style-name="T1">.</text:span></text:p>
        </text:list-item>
        <text:list-item>
          <text:p text:style-name="P47"><text:span text:style-name="Strong_20_Emphasis"><text:span text:style-name="T1">RQ3</text:span></text:span><text:span text:style-name="T1">: React Native requires </text:span><text:span text:style-name="Strong_20_Emphasis"><text:span text:style-name="T1">45% less code</text:span></text:span><text:span text:style-name="T1"> for equivalent accessibility implementations, providing </text:span><text:span text:style-name="Strong_20_Emphasis"><text:span text:style-name="T1">empirical foundation for development planning</text:span></text:span><text:span text:style-name="T1"> and framework selection decisions.</text:span></text:p>
        </text:list-item>
      </text:list>
      <text:p text:style-name="Text_20_body"><text:span text:style-name="Strong_20_Emphasis"><text:span text:style-name="T1">Broader Impact</text:span></text:span><text:span text:style-name="T1"> extends beyond academic contribution:</text:span></text:p>
      <text:list text:style-name="L21">
        <text:list-item>
          <text:p text:style-name="P48"><text:span text:style-name="Strong_20_Emphasis"><text:span text:style-name="T1">Industry transformation</text:span></text:span><text:span text:style-name="T1">: The era of framework selection based on </text:span><text:span text:style-name="Strong_20_Emphasis"><text:span text:style-name="T1">subjective assessment</text:span></text:span><text:span text:style-name="T1"> or treating accessibility as an </text:span><text:span text:style-name="Strong_20_Emphasis"><text:span text:style-name="T1">unknowable project risk</text:span></text:span><text:span text:style-name="T1"> has ended. We now possess </text:span><text:span text:style-name="Strong_20_Emphasis"><text:span text:style-name="T1">systematic analytical tools</text:span></text:span><text:span text:style-name="T1"> for evidence-based decision-making.</text:span></text:p>
        </text:list-item>
        <text:list-item>
          <text:p text:style-name="P48"><text:span text:style-name="Strong_20_Emphasis"><text:span text:style-name="T1">Practical application</text:span></text:span><text:span text:style-name="T1">: Development teams can </text:span><text:span text:style-name="Strong_20_Emphasis"><text:span text:style-name="T1">budget accessibility implementation with empirical data</text:span></text:span><text:span text:style-name="T1"> rather than fear-based estimates or complete uncertainty.</text:span></text:p>
        </text:list-item>
      </text:list>
      <text:p text:style-name="Text_20_body"><text:span text:style-name="Strong_20_Emphasis"><text:span text:style-name="T1">The ultimate measure</text:span></text:span><text:span text:style-name="T1"> of this research isn't academic citations - it's </text:span><text:span text:style-name="Strong_20_Emphasis"><text:span text:style-name="T1">whether it results in more accessible mobile applications</text:span></text:span><text:span text:style-name="T1"> reaching users with disabilities. This research provides the </text:span><text:span text:style-name="Strong_20_Emphasis"><text:span text:style-name="T1">empirical foundation</text:span></text:span><text:span text:style-name="T1"> for making accessibility implementation </text:span><text:span text:style-name="Strong_20_Emphasis"><text:span text:style-name="T1">predictable, plannable, and achievable</text:span></text:span><text:span text:style-name="T1"> in real-world development con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1T18:06:11.699612200</dc:date>
    <meta:editing-duration>PT2H26M49S</meta:editing-duration>
    <meta:editing-cycles>24</meta:editing-cycles>
    <meta:generator>LibreOffice/25.2.4.3$Windows_X86_64 LibreOffice_project/33e196637044ead23f5c3226cde09b47731f7e27</meta:generator>
    <meta:print-date>2025-07-11T17:39:04.072346000</meta:print-date>
    <meta:printed-by>File PDF</meta:printed-by>
    <meta:document-statistic meta:table-count="0" meta:image-count="0" meta:object-count="0" meta:page-count="14" meta:paragraph-count="189" meta:word-count="4968" meta:character-count="38815" meta:non-whitespace-character-count="34077"/>
  </office:meta>
</office:document-meta>
</file>